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0.727cm"/>
    </style:style>
    <style:style style:name="co3" style:family="table-column">
      <style:table-column-properties fo:break-before="auto" style:column-width="1.118cm"/>
    </style:style>
    <style:style style:name="co5" style:family="table-column">
      <style:table-column-properties fo:break-before="auto" style:column-width="1.147cm"/>
    </style:style>
    <style:style style:name="ro4" style:family="table-row">
      <style:table-row-properties style:row-height="0.464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 style:data-style-name="N10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ackground-color="#b2b2b2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 style:data-style-name="N10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1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text-line-through-type="none" style:font-weight-complex="bold" style:font-weight-asian="bold" fo:font-weight="bold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" style:text-outline="false" fo:font-style="normal"/>
    </style:style>
    <style:style style:name="T2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" style:text-outline="false" fo:font-style="normal" style:font-weight-complex="normal" fo:font-weight="normal" style:font-weight-asian="normal"/>
    </style:style>
    <style:style style:name="T3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" style:text-outline="false" fo:font-style="normal" fo:font-weight="bold" style:font-weight-asian="bold" style:font-weight-complex="bold"/>
    </style:style>
    <style:style style:name="T4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" style:text-outline="false" fo:font-style="normal" fo:font-weight="normal" style:font-weight-asian="normal" style:font-weight-complex="normal"/>
    </style:style>
    <style:style style:name="T5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" style:text-outline="false" fo:font-style="normal" style:font-weight-asian="bold" style:font-weight-complex="bold" fo:font-weight="bold"/>
    </style:style>
    <style:style style:name="T6" style:family="text">
      <style:text-properties fo:color="#0000ff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4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5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27" table:default-cell-style-name="ce6"/>
        <table:table-column table:style-name="co4" table:number-columns-repeated="767" table:default-cell-style-name="Default"/>
        <table:table-row table:style-name="ro2">
          <table:table-cell table:style-name="ce2"/>
          <table:table-cell office:value-type="string" calcext:value-type="string">
            <text:p>in die farbigen Zellen eingeben: <text:span text:style-name="T1">r</text:span><text:span text:style-name="T2"> für richtig, </text:span><text:span text:style-name="T3">f</text:span><text:span text:style-name="T4"> für falsch, </text:span><text:span text:style-name="T5">n</text:span><text:span text:style-name="T4"> für nicht bearbeitet (</text:span><text:span text:style-name="T3">bitte das n nicht weglassen</text:span><text:span text:style-name="T4">)</text:span></text:p>
          </table:table-cell>
          <table:table-cell table:number-columns-repeated="12"/>
          <table:table-cell table:style-name="ce2" table:number-columns-repeated="17"/>
          <table:table-cell table:style-name="ce12" table:number-columns-repeated="993"/>
        </table:table-row>
        <table:table-row table:style-name="ro3">
          <table:table-cell table:style-name="ce2"/>
          <table:table-cell table:style-name="ce7" office:value-type="string" calcext:value-type="string">
            <text:p>In der letzten Spalte stehen anschließend die Punkte für das jeweilige Kind</text:p>
          </table:table-cell>
          <table:table-cell table:style-name="ce2" table:number-columns-repeated="29"/>
          <table:table-cell table:style-name="ce12" table:number-columns-repeated="993"/>
        </table:table-row>
        <table:table-row table:style-name="ro2">
          <table:table-cell table:style-name="ce2"/>
          <table:table-cell table:style-name="ce8" office:value-type="string" calcext:value-type="string">
            <text:p><text:span text:style-name="T6"><text:a xlink:href="https://mathe-jung-alt.de/mkv" xlink:type="simple">Gleich nach dem Ausfüllen und Speichern über die Minikänguru-Anwendung hochladen: https://mathe-jung-alt.de/mkv</text:a></text:span></text:p>
          </table:table-cell>
          <table:table-cell table:style-name="ce2" table:number-columns-repeated="29"/>
          <table:table-cell table:style-name="ce12" table:number-columns-repeated="993"/>
        </table:table-row>
        <table:table-row table:style-name="ro2">
          <table:table-cell table:style-name="ce2" table:number-columns-repeated="31"/>
          <table:table-cell table:style-name="ce12" table:number-columns-repeated="993"/>
        </table:table-row>
        <table:table-row table:style-name="ro2">
          <table:table-cell table:style-name="ce3" office:value-type="string" calcext:value-type="string">
            <text:p>A-1</text:p>
          </table:table-cell>
          <table:table-cell table:style-name="ce3"/>
          <table:table-cell table:style-name="ce3" office:value-type="string" calcext:value-type="string">
            <text:p>A-2</text:p>
          </table:table-cell>
          <table:table-cell table:style-name="ce3"/>
          <table:table-cell table:style-name="ce3" office:value-type="string" calcext:value-type="string">
            <text:p>A-3</text:p>
          </table:table-cell>
          <table:table-cell table:style-name="ce3"/>
          <table:table-cell table:style-name="ce3" office:value-type="string" calcext:value-type="string">
            <text:p>A-4</text:p>
          </table:table-cell>
          <table:table-cell table:style-name="ce3"/>
          <table:table-cell table:style-name="ce3" office:value-type="string" calcext:value-type="string">
            <text:p>A-5</text:p>
          </table:table-cell>
          <table:table-cell table:style-name="ce3"/>
          <table:table-cell table:style-name="ce3" office:value-type="string" calcext:value-type="string">
            <text:p>B-1</text:p>
          </table:table-cell>
          <table:table-cell table:style-name="ce3"/>
          <table:table-cell table:style-name="ce3" office:value-type="string" calcext:value-type="string">
            <text:p>B-2</text:p>
          </table:table-cell>
          <table:table-cell table:style-name="ce3"/>
          <table:table-cell table:style-name="ce3" office:value-type="string" calcext:value-type="string">
            <text:p>B-3</text:p>
          </table:table-cell>
          <table:table-cell table:style-name="ce3"/>
          <table:table-cell table:style-name="ce3" office:value-type="string" calcext:value-type="string">
            <text:p>B-4</text:p>
          </table:table-cell>
          <table:table-cell table:style-name="ce3"/>
          <table:table-cell table:style-name="ce3" office:value-type="string" calcext:value-type="string">
            <text:p>B-5</text:p>
          </table:table-cell>
          <table:table-cell table:style-name="ce3"/>
          <table:table-cell table:style-name="ce3" office:value-type="string" calcext:value-type="string">
            <text:p>C-1</text:p>
          </table:table-cell>
          <table:table-cell table:style-name="ce3"/>
          <table:table-cell table:style-name="ce3" office:value-type="string" calcext:value-type="string">
            <text:p>C-2</text:p>
          </table:table-cell>
          <table:table-cell table:style-name="ce3"/>
          <table:table-cell table:style-name="ce3" office:value-type="string" calcext:value-type="string">
            <text:p>C-3</text:p>
          </table:table-cell>
          <table:table-cell table:style-name="ce3"/>
          <table:table-cell table:style-name="ce3" office:value-type="string" calcext:value-type="string">
            <text:p>C-5</text:p>
          </table:table-cell>
          <table:table-cell table:style-name="ce3"/>
          <table:table-cell table:style-name="ce3" office:value-type="string" calcext:value-type="string">
            <text:p>C-5</text:p>
          </table:table-cell>
          <table:table-cell table:style-name="ce3"/>
          <table:table-cell table:style-name="ce3" office:value-type="string" calcext:value-type="string">
            <text:p>Punkte</text:p>
          </table:table-cell>
          <table:table-cell table:style-name="ce12" table:number-columns-repeated="993"/>
        </table:table-row>
        <table:table-row table:style-name="ro2">
          <table:table-cell table:style-name="ce5" office:value-type="string" calcext:value-type="string">
            <text:p>r</text:p>
          </table:table-cell>
          <table:table-cell table:style-name="ce9" table:formula="of:=IF([.A6]=&quot;r&quot;;3;IF([.A6]=&quot;f&quot;;-0.75;0))" office:value-type="float" office:value="3" calcext:value-type="float">
            <text:p>3</text:p>
          </table:table-cell>
          <table:table-cell table:style-name="ce5" office:value-type="string" calcext:value-type="string">
            <text:p>f</text:p>
          </table:table-cell>
          <table:table-cell table:style-name="ce9" table:formula="of:=IF([.C6]=&quot;r&quot;;3;IF([.C6]=&quot;f&quot;;-0.75;0))" office:value-type="float" office:value="-0.75" calcext:value-type="float">
            <text:p>-0,75</text:p>
          </table:table-cell>
          <table:table-cell table:style-name="ce5" office:value-type="string" calcext:value-type="string">
            <text:p>f</text:p>
          </table:table-cell>
          <table:table-cell table:style-name="ce9" table:formula="of:=IF([.E6]=&quot;r&quot;;3;IF([.E6]=&quot;f&quot;;-0.75;0))" office:value-type="float" office:value="-0.75" calcext:value-type="float">
            <text:p>-0,75</text:p>
          </table:table-cell>
          <table:table-cell table:style-name="ce5" office:value-type="string" calcext:value-type="string">
            <text:p>f</text:p>
          </table:table-cell>
          <table:table-cell table:style-name="ce9" table:formula="of:=IF([.G6]=&quot;r&quot;;3;IF([.G6]=&quot;f&quot;;-0.75;0))" office:value-type="float" office:value="-0.75" calcext:value-type="float">
            <text:p>-0,75</text:p>
          </table:table-cell>
          <table:table-cell table:style-name="ce5" office:value-type="string" calcext:value-type="string">
            <text:p>f</text:p>
          </table:table-cell>
          <table:table-cell table:style-name="ce9" table:formula="of:=IF([.I6]=&quot;r&quot;;3;IF([.I6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f</text:p>
          </table:table-cell>
          <table:table-cell table:style-name="ce9" table:formula="of:=IF([.K6]=&quot;r&quot;;4;IF([.K6]=&quot;f&quot;;-1;0))" office:value-type="float" office:value="-1" calcext:value-type="float">
            <text:p>-1</text:p>
          </table:table-cell>
          <table:table-cell table:style-name="ce10" office:value-type="string" calcext:value-type="string">
            <text:p>f</text:p>
          </table:table-cell>
          <table:table-cell table:style-name="ce9" table:formula="of:=IF([.M6]=&quot;r&quot;;4;IF([.M6]=&quot;f&quot;;-1;0))" office:value-type="float" office:value="-1" calcext:value-type="float">
            <text:p>-1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O6]=&quot;r&quot;;4;IF([.O6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f</text:p>
          </table:table-cell>
          <table:table-cell table:style-name="ce9" table:formula="of:=IF([.Q6]=&quot;r&quot;;4;IF([.Q6]=&quot;f&quot;;-1;0))" office:value-type="float" office:value="-1" calcext:value-type="float">
            <text:p>-1</text:p>
          </table:table-cell>
          <table:table-cell table:style-name="ce10" office:value-type="string" calcext:value-type="string">
            <text:p>f</text:p>
          </table:table-cell>
          <table:table-cell table:style-name="ce9" table:formula="of:=IF([.S6]=&quot;r&quot;;4;IF([.S6]=&quot;f&quot;;-1;0))" office:value-type="float" office:value="-1" calcext:value-type="float">
            <text:p>-1</text:p>
          </table:table-cell>
          <table:table-cell table:style-name="ce11" office:value-type="string" calcext:value-type="string">
            <text:p>r</text:p>
          </table:table-cell>
          <table:table-cell table:style-name="ce9" table:formula="of:=IF([.U6]=&quot;r&quot;;5;IF([.U6]=&quot;f&quot;;-1.25;0))" office:value-type="float" office:value="5" calcext:value-type="float">
            <text:p>5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W6]=&quot;r&quot;;5;IF([.W6]=&quot;f&quot;;-1.25;0))" office:value-type="float" office:value="-1.25" calcext:value-type="float">
            <text:p>-1,25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Y6]=&quot;r&quot;;5;IF([.Y6]=&quot;f&quot;;-1.25;0))" office:value-type="float" office:value="-1.25" calcext:value-type="float">
            <text:p>-1,25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AA6]=&quot;r&quot;;5;IF([.AA6]=&quot;f&quot;;-1.25;0))" office:value-type="float" office:value="-1.25" calcext:value-type="float">
            <text:p>-1,25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AC6]=&quot;r&quot;;5;IF([.AC6]=&quot;f&quot;;-1.25;0))" office:value-type="float" office:value="-1.25" calcext:value-type="float">
            <text:p>-1,25</text:p>
          </table:table-cell>
          <table:table-cell table:style-name="ce9" table:formula="of:=15+SUM([.B6:.AD6])" office:value-type="float" office:value="15" calcext:value-type="float">
            <text:p>15</text:p>
          </table:table-cell>
          <table:table-cell table:style-name="ce13" table:number-columns-repeated="993"/>
        </table:table-row>
        <table:table-row table:style-name="ro2">
          <table:table-cell table:style-name="ce5" office:value-type="string" calcext:value-type="string">
            <text:p>r</text:p>
          </table:table-cell>
          <table:table-cell table:style-name="ce9" table:formula="of:=IF([.A7]=&quot;r&quot;;3;IF([.A7]=&quot;f&quot;;-0.75;0))" office:value-type="float" office:value="3" calcext:value-type="float">
            <text:p>3</text:p>
          </table:table-cell>
          <table:table-cell table:style-name="ce5" office:value-type="string" calcext:value-type="string">
            <text:p>r</text:p>
          </table:table-cell>
          <table:table-cell table:style-name="ce9" table:formula="of:=IF([.C7]=&quot;r&quot;;3;IF([.C7]=&quot;f&quot;;-0.75;0))" office:value-type="float" office:value="3" calcext:value-type="float">
            <text:p>3</text:p>
          </table:table-cell>
          <table:table-cell table:style-name="ce5" office:value-type="string" calcext:value-type="string">
            <text:p>f</text:p>
          </table:table-cell>
          <table:table-cell table:style-name="ce9" table:formula="of:=IF([.E7]=&quot;r&quot;;3;IF([.E7]=&quot;f&quot;;-0.75;0))" office:value-type="float" office:value="-0.75" calcext:value-type="float">
            <text:p>-0,75</text:p>
          </table:table-cell>
          <table:table-cell table:style-name="ce5" office:value-type="string" calcext:value-type="string">
            <text:p>f</text:p>
          </table:table-cell>
          <table:table-cell table:style-name="ce9" table:formula="of:=IF([.G7]=&quot;r&quot;;3;IF([.G7]=&quot;f&quot;;-0.75;0))" office:value-type="float" office:value="-0.75" calcext:value-type="float">
            <text:p>-0,75</text:p>
          </table:table-cell>
          <table:table-cell table:style-name="ce5" office:value-type="string" calcext:value-type="string">
            <text:p>r</text:p>
          </table:table-cell>
          <table:table-cell table:style-name="ce9" table:formula="of:=IF([.I7]=&quot;r&quot;;3;IF([.I7]=&quot;f&quot;;-0.75;0))" office:value-type="float" office:value="3" calcext:value-type="float">
            <text:p>3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K7]=&quot;r&quot;;4;IF([.K7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f</text:p>
          </table:table-cell>
          <table:table-cell table:style-name="ce9" table:formula="of:=IF([.M7]=&quot;r&quot;;4;IF([.M7]=&quot;f&quot;;-1;0))" office:value-type="float" office:value="-1" calcext:value-type="float">
            <text:p>-1</text:p>
          </table:table-cell>
          <table:table-cell table:style-name="ce10" office:value-type="string" calcext:value-type="string">
            <text:p>f</text:p>
          </table:table-cell>
          <table:table-cell table:style-name="ce9" table:formula="of:=IF([.O7]=&quot;r&quot;;4;IF([.O7]=&quot;f&quot;;-1;0))" office:value-type="float" office:value="-1" calcext:value-type="float">
            <text:p>-1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Q7]=&quot;r&quot;;4;IF([.Q7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S7]=&quot;r&quot;;4;IF([.S7]=&quot;f&quot;;-1;0))" office:value-type="float" office:value="4" calcext:value-type="float">
            <text:p>4</text:p>
          </table:table-cell>
          <table:table-cell table:style-name="ce11" office:value-type="string" calcext:value-type="string">
            <text:p>n</text:p>
          </table:table-cell>
          <table:table-cell table:style-name="ce9" table:formula="of:=IF([.U7]=&quot;r&quot;;5;IF([.U7]=&quot;f&quot;;-1.25;0))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style-name="ce9" table:formula="of:=IF([.W7]=&quot;r&quot;;5;IF([.W7]=&quot;f&quot;;-1.25;0))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style-name="ce9" table:formula="of:=IF([.Y7]=&quot;r&quot;;5;IF([.Y7]=&quot;f&quot;;-1.25;0))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style-name="ce9" table:formula="of:=IF([.AA7]=&quot;r&quot;;5;IF([.AA7]=&quot;f&quot;;-1.25;0))" office:value-type="float" office:value="0" calcext:value-type="float">
            <text:p>0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AC7]=&quot;r&quot;;5;IF([.AC7]=&quot;f&quot;;-1.25;0))" office:value-type="float" office:value="-1.25" calcext:value-type="float">
            <text:p>-1,25</text:p>
          </table:table-cell>
          <table:table-cell table:style-name="ce9" table:formula="of:=15+SUM([.B7:.AD7])" office:value-type="float" office:value="31.25" calcext:value-type="float">
            <text:p>31,25</text:p>
          </table:table-cell>
          <table:table-cell table:number-columns-repeated="993"/>
        </table:table-row>
        <table:table-row table:style-name="ro2">
          <table:table-cell table:style-name="ce5" office:value-type="string" calcext:value-type="string">
            <text:p>r</text:p>
          </table:table-cell>
          <table:table-cell table:style-name="ce9" table:formula="of:=IF([.A8]=&quot;r&quot;;3;IF([.A8]=&quot;f&quot;;-0.75;0))" office:value-type="float" office:value="3" calcext:value-type="float">
            <text:p>3</text:p>
          </table:table-cell>
          <table:table-cell table:style-name="ce5" office:value-type="string" calcext:value-type="string">
            <text:p>r</text:p>
          </table:table-cell>
          <table:table-cell table:style-name="ce9" table:formula="of:=IF([.C8]=&quot;r&quot;;3;IF([.C8]=&quot;f&quot;;-0.75;0))" office:value-type="float" office:value="3" calcext:value-type="float">
            <text:p>3</text:p>
          </table:table-cell>
          <table:table-cell table:style-name="ce5" office:value-type="string" calcext:value-type="string">
            <text:p>f</text:p>
          </table:table-cell>
          <table:table-cell table:style-name="ce9" table:formula="of:=IF([.E8]=&quot;r&quot;;3;IF([.E8]=&quot;f&quot;;-0.75;0))" office:value-type="float" office:value="-0.75" calcext:value-type="float">
            <text:p>-0,75</text:p>
          </table:table-cell>
          <table:table-cell table:style-name="ce5" office:value-type="string" calcext:value-type="string">
            <text:p>r</text:p>
          </table:table-cell>
          <table:table-cell table:style-name="ce9" table:formula="of:=IF([.G8]=&quot;r&quot;;3;IF([.G8]=&quot;f&quot;;-0.75;0))" office:value-type="float" office:value="3" calcext:value-type="float">
            <text:p>3</text:p>
          </table:table-cell>
          <table:table-cell table:style-name="ce5" office:value-type="string" calcext:value-type="string">
            <text:p>f</text:p>
          </table:table-cell>
          <table:table-cell table:style-name="ce9" table:formula="of:=IF([.I8]=&quot;r&quot;;3;IF([.I8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K8]=&quot;r&quot;;4;IF([.K8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M8]=&quot;r&quot;;4;IF([.M8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f</text:p>
          </table:table-cell>
          <table:table-cell table:style-name="ce9" table:formula="of:=IF([.O8]=&quot;r&quot;;4;IF([.O8]=&quot;f&quot;;-1;0))" office:value-type="float" office:value="-1" calcext:value-type="float">
            <text:p>-1</text:p>
          </table:table-cell>
          <table:table-cell table:style-name="ce10" office:value-type="string" calcext:value-type="string">
            <text:p>f</text:p>
          </table:table-cell>
          <table:table-cell table:style-name="ce9" table:formula="of:=IF([.Q8]=&quot;r&quot;;4;IF([.Q8]=&quot;f&quot;;-1;0))" office:value-type="float" office:value="-1" calcext:value-type="float">
            <text:p>-1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S8]=&quot;r&quot;;4;IF([.S8]=&quot;f&quot;;-1;0))" office:value-type="float" office:value="4" calcext:value-type="float">
            <text:p>4</text:p>
          </table:table-cell>
          <table:table-cell table:style-name="ce11" office:value-type="string" calcext:value-type="string">
            <text:p>r</text:p>
          </table:table-cell>
          <table:table-cell table:style-name="ce9" table:formula="of:=IF([.U8]=&quot;r&quot;;5;IF([.U8]=&quot;f&quot;;-1.25;0))" office:value-type="float" office:value="5" calcext:value-type="float">
            <text:p>5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W8]=&quot;r&quot;;5;IF([.W8]=&quot;f&quot;;-1.25;0))" office:value-type="float" office:value="-1.25" calcext:value-type="float">
            <text:p>-1,25</text:p>
          </table:table-cell>
          <table:table-cell table:style-name="ce11" office:value-type="string" calcext:value-type="string">
            <text:p>r</text:p>
          </table:table-cell>
          <table:table-cell table:style-name="ce9" table:formula="of:=IF([.Y8]=&quot;r&quot;;5;IF([.Y8]=&quot;f&quot;;-1.25;0))" office:value-type="float" office:value="5" calcext:value-type="float">
            <text:p>5</text:p>
          </table:table-cell>
          <table:table-cell table:style-name="ce11" office:value-type="string" calcext:value-type="string">
            <text:p>r</text:p>
          </table:table-cell>
          <table:table-cell table:style-name="ce9" table:formula="of:=IF([.AA8]=&quot;r&quot;;5;IF([.AA8]=&quot;f&quot;;-1.25;0))" office:value-type="float" office:value="5" calcext:value-type="float">
            <text:p>5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AC8]=&quot;r&quot;;5;IF([.AC8]=&quot;f&quot;;-1.25;0))" office:value-type="float" office:value="-1.25" calcext:value-type="float">
            <text:p>-1,25</text:p>
          </table:table-cell>
          <table:table-cell table:style-name="ce9" table:formula="of:=15+SUM([.B8:.AD8])" office:value-type="float" office:value="45" calcext:value-type="float">
            <text:p>45</text:p>
          </table:table-cell>
          <table:table-cell table:number-columns-repeated="993"/>
        </table:table-row>
        <table:table-row table:style-name="ro2">
          <table:table-cell table:style-name="ce5" office:value-type="string" calcext:value-type="string">
            <text:p>r</text:p>
          </table:table-cell>
          <table:table-cell table:style-name="ce9" table:formula="of:=IF([.A9]=&quot;r&quot;;3;IF([.A9]=&quot;f&quot;;-0.75;0))" office:value-type="float" office:value="3" calcext:value-type="float">
            <text:p>3</text:p>
          </table:table-cell>
          <table:table-cell table:style-name="ce5" office:value-type="string" calcext:value-type="string">
            <text:p>r</text:p>
          </table:table-cell>
          <table:table-cell table:style-name="ce9" table:formula="of:=IF([.C9]=&quot;r&quot;;3;IF([.C9]=&quot;f&quot;;-0.75;0))" office:value-type="float" office:value="3" calcext:value-type="float">
            <text:p>3</text:p>
          </table:table-cell>
          <table:table-cell table:style-name="ce5" office:value-type="string" calcext:value-type="string">
            <text:p>f</text:p>
          </table:table-cell>
          <table:table-cell table:style-name="ce9" table:formula="of:=IF([.E9]=&quot;r&quot;;3;IF([.E9]=&quot;f&quot;;-0.75;0))" office:value-type="float" office:value="-0.75" calcext:value-type="float">
            <text:p>-0,75</text:p>
          </table:table-cell>
          <table:table-cell table:style-name="ce5" office:value-type="string" calcext:value-type="string">
            <text:p>f</text:p>
          </table:table-cell>
          <table:table-cell table:style-name="ce9" table:formula="of:=IF([.G9]=&quot;r&quot;;3;IF([.G9]=&quot;f&quot;;-0.75;0))" office:value-type="float" office:value="-0.75" calcext:value-type="float">
            <text:p>-0,75</text:p>
          </table:table-cell>
          <table:table-cell table:style-name="ce5" office:value-type="string" calcext:value-type="string">
            <text:p>f</text:p>
          </table:table-cell>
          <table:table-cell table:style-name="ce9" table:formula="of:=IF([.I9]=&quot;r&quot;;3;IF([.I9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K9]=&quot;r&quot;;4;IF([.K9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n</text:p>
          </table:table-cell>
          <table:table-cell table:style-name="ce9" table:formula="of:=IF([.M9]=&quot;r&quot;;4;IF([.M9]=&quot;f&quot;;-1;0))" office:value-type="float" office:value="0" calcext:value-type="float">
            <text:p>0</text:p>
          </table:table-cell>
          <table:table-cell table:style-name="ce10" office:value-type="string" calcext:value-type="string">
            <text:p>f</text:p>
          </table:table-cell>
          <table:table-cell table:style-name="ce9" table:formula="of:=IF([.O9]=&quot;r&quot;;4;IF([.O9]=&quot;f&quot;;-1;0))" office:value-type="float" office:value="-1" calcext:value-type="float">
            <text:p>-1</text:p>
          </table:table-cell>
          <table:table-cell table:style-name="ce10" office:value-type="string" calcext:value-type="string">
            <text:p>n</text:p>
          </table:table-cell>
          <table:table-cell table:style-name="ce9" table:formula="of:=IF([.Q9]=&quot;r&quot;;4;IF([.Q9]=&quot;f&quot;;-1;0))" office:value-type="float" office:value="0" calcext:value-type="float">
            <text:p>0</text:p>
          </table:table-cell>
          <table:table-cell table:style-name="ce10" office:value-type="string" calcext:value-type="string">
            <text:p>n</text:p>
          </table:table-cell>
          <table:table-cell table:style-name="ce9" table:formula="of:=IF([.S9]=&quot;r&quot;;4;IF([.S9]=&quot;f&quot;;-1;0))" office:value-type="float" office:value="0" calcext:value-type="float">
            <text:p>0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U9]=&quot;r&quot;;5;IF([.U9]=&quot;f&quot;;-1.25;0))" office:value-type="float" office:value="-1.25" calcext:value-type="float">
            <text:p>-1,25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W9]=&quot;r&quot;;5;IF([.W9]=&quot;f&quot;;-1.25;0))" office:value-type="float" office:value="-1.25" calcext:value-type="float">
            <text:p>-1,25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Y9]=&quot;r&quot;;5;IF([.Y9]=&quot;f&quot;;-1.25;0))" office:value-type="float" office:value="-1.25" calcext:value-type="float">
            <text:p>-1,25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AA9]=&quot;r&quot;;5;IF([.AA9]=&quot;f&quot;;-1.25;0))" office:value-type="float" office:value="-1.25" calcext:value-type="float">
            <text:p>-1,25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AC9]=&quot;r&quot;;5;IF([.AC9]=&quot;f&quot;;-1.25;0))" office:value-type="float" office:value="-1.25" calcext:value-type="float">
            <text:p>-1,25</text:p>
          </table:table-cell>
          <table:table-cell table:style-name="ce9" table:formula="of:=15+SUM([.B9:.AD9])" office:value-type="float" office:value="15.5" calcext:value-type="float">
            <text:p>15,5</text:p>
          </table:table-cell>
          <table:table-cell table:number-columns-repeated="993"/>
        </table:table-row>
        <table:table-row table:style-name="ro2">
          <table:table-cell table:style-name="ce5" office:value-type="string" calcext:value-type="string">
            <text:p>f</text:p>
          </table:table-cell>
          <table:table-cell table:style-name="ce9" table:formula="of:=IF([.A10]=&quot;r&quot;;3;IF([.A10]=&quot;f&quot;;-0.75;0))" office:value-type="float" office:value="-0.75" calcext:value-type="float">
            <text:p>-0,75</text:p>
          </table:table-cell>
          <table:table-cell table:style-name="ce5" office:value-type="string" calcext:value-type="string">
            <text:p>r</text:p>
          </table:table-cell>
          <table:table-cell table:style-name="ce9" table:formula="of:=IF([.C10]=&quot;r&quot;;3;IF([.C10]=&quot;f&quot;;-0.75;0))" office:value-type="float" office:value="3" calcext:value-type="float">
            <text:p>3</text:p>
          </table:table-cell>
          <table:table-cell table:style-name="ce5" office:value-type="string" calcext:value-type="string">
            <text:p>r</text:p>
          </table:table-cell>
          <table:table-cell table:style-name="ce9" table:formula="of:=IF([.E10]=&quot;r&quot;;3;IF([.E10]=&quot;f&quot;;-0.75;0))" office:value-type="float" office:value="3" calcext:value-type="float">
            <text:p>3</text:p>
          </table:table-cell>
          <table:table-cell table:style-name="ce5" office:value-type="string" calcext:value-type="string">
            <text:p>r</text:p>
          </table:table-cell>
          <table:table-cell table:style-name="ce9" table:formula="of:=IF([.G10]=&quot;r&quot;;3;IF([.G10]=&quot;f&quot;;-0.75;0))" office:value-type="float" office:value="3" calcext:value-type="float">
            <text:p>3</text:p>
          </table:table-cell>
          <table:table-cell table:style-name="ce5" office:value-type="string" calcext:value-type="string">
            <text:p>n</text:p>
          </table:table-cell>
          <table:table-cell table:style-name="ce9" table:formula="of:=IF([.I10]=&quot;r&quot;;3;IF([.I10]=&quot;f&quot;;-0.75;0))" office:value-type="float" office:value="0" calcext:value-type="float">
            <text:p>0</text:p>
          </table:table-cell>
          <table:table-cell table:style-name="ce10" office:value-type="string" calcext:value-type="string">
            <text:p>n</text:p>
          </table:table-cell>
          <table:table-cell table:style-name="ce9" table:formula="of:=IF([.K10]=&quot;r&quot;;4;IF([.K10]=&quot;f&quot;;-1;0))" office:value-type="float" office:value="0" calcext:value-type="float">
            <text:p>0</text:p>
          </table:table-cell>
          <table:table-cell table:style-name="ce10" office:value-type="string" calcext:value-type="string">
            <text:p>n</text:p>
          </table:table-cell>
          <table:table-cell table:style-name="ce9" table:formula="of:=IF([.M10]=&quot;r&quot;;4;IF([.M10]=&quot;f&quot;;-1;0))" office:value-type="float" office:value="0" calcext:value-type="float">
            <text:p>0</text:p>
          </table:table-cell>
          <table:table-cell table:style-name="ce10" office:value-type="string" calcext:value-type="string">
            <text:p>n</text:p>
          </table:table-cell>
          <table:table-cell table:style-name="ce9" table:formula="of:=IF([.O10]=&quot;r&quot;;4;IF([.O10]=&quot;f&quot;;-1;0))" office:value-type="float" office:value="0" calcext:value-type="float">
            <text:p>0</text:p>
          </table:table-cell>
          <table:table-cell table:style-name="ce10" office:value-type="string" calcext:value-type="string">
            <text:p>n</text:p>
          </table:table-cell>
          <table:table-cell table:style-name="ce9" table:formula="of:=IF([.Q10]=&quot;r&quot;;4;IF([.Q10]=&quot;f&quot;;-1;0))" office:value-type="float" office:value="0" calcext:value-type="float">
            <text:p>0</text:p>
          </table:table-cell>
          <table:table-cell table:style-name="ce10" office:value-type="string" calcext:value-type="string">
            <text:p>n</text:p>
          </table:table-cell>
          <table:table-cell table:style-name="ce9" table:formula="of:=IF([.S10]=&quot;r&quot;;4;IF([.S10]=&quot;f&quot;;-1;0))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style-name="ce9" table:formula="of:=IF([.U10]=&quot;r&quot;;5;IF([.U10]=&quot;f&quot;;-1.25;0))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style-name="ce9" table:formula="of:=IF([.W10]=&quot;r&quot;;5;IF([.W10]=&quot;f&quot;;-1.25;0))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style-name="ce9" table:formula="of:=IF([.Y10]=&quot;r&quot;;5;IF([.Y10]=&quot;f&quot;;-1.25;0))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style-name="ce9" table:formula="of:=IF([.AA10]=&quot;r&quot;;5;IF([.AA10]=&quot;f&quot;;-1.25;0))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style-name="ce9" table:formula="of:=IF([.AC10]=&quot;r&quot;;5;IF([.AC10]=&quot;f&quot;;-1.25;0))" office:value-type="float" office:value="0" calcext:value-type="float">
            <text:p>0</text:p>
          </table:table-cell>
          <table:table-cell table:style-name="ce9" table:formula="of:=15+SUM([.B10:.AD10])" office:value-type="float" office:value="23.25" calcext:value-type="float">
            <text:p>23,25</text:p>
          </table:table-cell>
          <table:table-cell table:number-columns-repeated="993"/>
        </table:table-row>
        <table:table-row table:style-name="ro2">
          <table:table-cell table:style-name="ce5" office:value-type="string" calcext:value-type="string">
            <text:p>r</text:p>
          </table:table-cell>
          <table:table-cell table:style-name="ce9" table:formula="of:=IF([.A11]=&quot;r&quot;;3;IF([.A11]=&quot;f&quot;;-0.75;0))" office:value-type="float" office:value="3" calcext:value-type="float">
            <text:p>3</text:p>
          </table:table-cell>
          <table:table-cell table:style-name="ce5" office:value-type="string" calcext:value-type="string">
            <text:p>r</text:p>
          </table:table-cell>
          <table:table-cell table:style-name="ce9" table:formula="of:=IF([.C11]=&quot;r&quot;;3;IF([.C11]=&quot;f&quot;;-0.75;0))" office:value-type="float" office:value="3" calcext:value-type="float">
            <text:p>3</text:p>
          </table:table-cell>
          <table:table-cell table:style-name="ce5" office:value-type="string" calcext:value-type="string">
            <text:p>f</text:p>
          </table:table-cell>
          <table:table-cell table:style-name="ce9" table:formula="of:=IF([.E11]=&quot;r&quot;;3;IF([.E11]=&quot;f&quot;;-0.75;0))" office:value-type="float" office:value="-0.75" calcext:value-type="float">
            <text:p>-0,75</text:p>
          </table:table-cell>
          <table:table-cell table:style-name="ce5" office:value-type="string" calcext:value-type="string">
            <text:p>n</text:p>
          </table:table-cell>
          <table:table-cell table:style-name="ce9" table:formula="of:=IF([.G11]=&quot;r&quot;;3;IF([.G11]=&quot;f&quot;;-0.75;0))" office:value-type="float" office:value="0" calcext:value-type="float">
            <text:p>0</text:p>
          </table:table-cell>
          <table:table-cell table:style-name="ce5" office:value-type="string" calcext:value-type="string">
            <text:p>f</text:p>
          </table:table-cell>
          <table:table-cell table:style-name="ce9" table:formula="of:=IF([.I11]=&quot;r&quot;;3;IF([.I11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f</text:p>
          </table:table-cell>
          <table:table-cell table:style-name="ce9" table:formula="of:=IF([.K11]=&quot;r&quot;;4;IF([.K11]=&quot;f&quot;;-1;0))" office:value-type="float" office:value="-1" calcext:value-type="float">
            <text:p>-1</text:p>
          </table:table-cell>
          <table:table-cell table:style-name="ce10" office:value-type="string" calcext:value-type="string">
            <text:p>n</text:p>
          </table:table-cell>
          <table:table-cell table:style-name="ce9" table:formula="of:=IF([.M11]=&quot;r&quot;;4;IF([.M11]=&quot;f&quot;;-1;0))" office:value-type="float" office:value="0" calcext:value-type="float">
            <text:p>0</text:p>
          </table:table-cell>
          <table:table-cell table:style-name="ce10" office:value-type="string" calcext:value-type="string">
            <text:p>f</text:p>
          </table:table-cell>
          <table:table-cell table:style-name="ce9" table:formula="of:=IF([.O11]=&quot;r&quot;;4;IF([.O11]=&quot;f&quot;;-1;0))" office:value-type="float" office:value="-1" calcext:value-type="float">
            <text:p>-1</text:p>
          </table:table-cell>
          <table:table-cell table:style-name="ce10" office:value-type="string" calcext:value-type="string">
            <text:p>f</text:p>
          </table:table-cell>
          <table:table-cell table:style-name="ce9" table:formula="of:=IF([.Q11]=&quot;r&quot;;4;IF([.Q11]=&quot;f&quot;;-1;0))" office:value-type="float" office:value="-1" calcext:value-type="float">
            <text:p>-1</text:p>
          </table:table-cell>
          <table:table-cell table:style-name="ce10" office:value-type="string" calcext:value-type="string">
            <text:p>n</text:p>
          </table:table-cell>
          <table:table-cell table:style-name="ce9" table:formula="of:=IF([.S11]=&quot;r&quot;;4;IF([.S11]=&quot;f&quot;;-1;0))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style-name="ce9" table:formula="of:=IF([.U11]=&quot;r&quot;;5;IF([.U11]=&quot;f&quot;;-1.25;0))" office:value-type="float" office:value="0" calcext:value-type="float">
            <text:p>0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W11]=&quot;r&quot;;5;IF([.W11]=&quot;f&quot;;-1.25;0))" office:value-type="float" office:value="-1.25" calcext:value-type="float">
            <text:p>-1,25</text:p>
          </table:table-cell>
          <table:table-cell table:style-name="ce11" office:value-type="string" calcext:value-type="string">
            <text:p>n</text:p>
          </table:table-cell>
          <table:table-cell table:style-name="ce9" table:formula="of:=IF([.Y11]=&quot;r&quot;;5;IF([.Y11]=&quot;f&quot;;-1.25;0))" office:value-type="float" office:value="0" calcext:value-type="float">
            <text:p>0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AA11]=&quot;r&quot;;5;IF([.AA11]=&quot;f&quot;;-1.25;0))" office:value-type="float" office:value="-1.25" calcext:value-type="float">
            <text:p>-1,25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AC11]=&quot;r&quot;;5;IF([.AC11]=&quot;f&quot;;-1.25;0))" office:value-type="float" office:value="-1.25" calcext:value-type="float">
            <text:p>-1,25</text:p>
          </table:table-cell>
          <table:table-cell table:style-name="ce9" table:formula="of:=15+SUM([.B11:.AD11])" office:value-type="float" office:value="12.75" calcext:value-type="float">
            <text:p>12,75</text:p>
          </table:table-cell>
          <table:table-cell table:number-columns-repeated="993"/>
        </table:table-row>
        <table:table-row table:style-name="ro2">
          <table:table-cell table:style-name="ce5" office:value-type="string" calcext:value-type="string">
            <text:p>r</text:p>
          </table:table-cell>
          <table:table-cell table:style-name="ce9" table:formula="of:=IF([.A12]=&quot;r&quot;;3;IF([.A12]=&quot;f&quot;;-0.75;0))" office:value-type="float" office:value="3" calcext:value-type="float">
            <text:p>3</text:p>
          </table:table-cell>
          <table:table-cell table:style-name="ce5" office:value-type="string" calcext:value-type="string">
            <text:p>f</text:p>
          </table:table-cell>
          <table:table-cell table:style-name="ce9" table:formula="of:=IF([.C12]=&quot;r&quot;;3;IF([.C12]=&quot;f&quot;;-0.75;0))" office:value-type="float" office:value="-0.75" calcext:value-type="float">
            <text:p>-0,75</text:p>
          </table:table-cell>
          <table:table-cell table:style-name="ce5" office:value-type="string" calcext:value-type="string">
            <text:p>f</text:p>
          </table:table-cell>
          <table:table-cell table:style-name="ce9" table:formula="of:=IF([.E12]=&quot;r&quot;;3;IF([.E12]=&quot;f&quot;;-0.75;0))" office:value-type="float" office:value="-0.75" calcext:value-type="float">
            <text:p>-0,75</text:p>
          </table:table-cell>
          <table:table-cell table:style-name="ce5" office:value-type="string" calcext:value-type="string">
            <text:p>r</text:p>
          </table:table-cell>
          <table:table-cell table:style-name="ce9" table:formula="of:=IF([.G12]=&quot;r&quot;;3;IF([.G12]=&quot;f&quot;;-0.75;0))" office:value-type="float" office:value="3" calcext:value-type="float">
            <text:p>3</text:p>
          </table:table-cell>
          <table:table-cell table:style-name="ce5" office:value-type="string" calcext:value-type="string">
            <text:p>f</text:p>
          </table:table-cell>
          <table:table-cell table:style-name="ce9" table:formula="of:=IF([.I12]=&quot;r&quot;;3;IF([.I12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K12]=&quot;r&quot;;4;IF([.K12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f</text:p>
          </table:table-cell>
          <table:table-cell table:style-name="ce9" table:formula="of:=IF([.M12]=&quot;r&quot;;4;IF([.M12]=&quot;f&quot;;-1;0))" office:value-type="float" office:value="-1" calcext:value-type="float">
            <text:p>-1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O12]=&quot;r&quot;;4;IF([.O12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f</text:p>
          </table:table-cell>
          <table:table-cell table:style-name="ce9" table:formula="of:=IF([.Q12]=&quot;r&quot;;4;IF([.Q12]=&quot;f&quot;;-1;0))" office:value-type="float" office:value="-1" calcext:value-type="float">
            <text:p>-1</text:p>
          </table:table-cell>
          <table:table-cell table:style-name="ce10" office:value-type="string" calcext:value-type="string">
            <text:p>f</text:p>
          </table:table-cell>
          <table:table-cell table:style-name="ce9" table:formula="of:=IF([.S12]=&quot;r&quot;;4;IF([.S12]=&quot;f&quot;;-1;0))" office:value-type="float" office:value="-1" calcext:value-type="float">
            <text:p>-1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U12]=&quot;r&quot;;5;IF([.U12]=&quot;f&quot;;-1.25;0))" office:value-type="float" office:value="-1.25" calcext:value-type="float">
            <text:p>-1,25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W12]=&quot;r&quot;;5;IF([.W12]=&quot;f&quot;;-1.25;0))" office:value-type="float" office:value="-1.25" calcext:value-type="float">
            <text:p>-1,25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Y12]=&quot;r&quot;;5;IF([.Y12]=&quot;f&quot;;-1.25;0))" office:value-type="float" office:value="-1.25" calcext:value-type="float">
            <text:p>-1,25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AA12]=&quot;r&quot;;5;IF([.AA12]=&quot;f&quot;;-1.25;0))" office:value-type="float" office:value="-1.25" calcext:value-type="float">
            <text:p>-1,25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AC12]=&quot;r&quot;;5;IF([.AC12]=&quot;f&quot;;-1.25;0))" office:value-type="float" office:value="-1.25" calcext:value-type="float">
            <text:p>-1,25</text:p>
          </table:table-cell>
          <table:table-cell table:style-name="ce9" table:formula="of:=15+SUM([.B12:.AD12])" office:value-type="float" office:value="17.5" calcext:value-type="float">
            <text:p>17,5</text:p>
          </table:table-cell>
          <table:table-cell table:number-columns-repeated="993"/>
        </table:table-row>
        <table:table-row table:style-name="ro2">
          <table:table-cell table:style-name="ce5" office:value-type="string" calcext:value-type="string">
            <text:p>r</text:p>
          </table:table-cell>
          <table:table-cell table:style-name="ce9" table:formula="of:=IF([.A13]=&quot;r&quot;;3;IF([.A13]=&quot;f&quot;;-0.75;0))" office:value-type="float" office:value="3" calcext:value-type="float">
            <text:p>3</text:p>
          </table:table-cell>
          <table:table-cell table:style-name="ce5" office:value-type="string" calcext:value-type="string">
            <text:p>f</text:p>
          </table:table-cell>
          <table:table-cell table:style-name="ce9" table:formula="of:=IF([.C13]=&quot;r&quot;;3;IF([.C13]=&quot;f&quot;;-0.75;0))" office:value-type="float" office:value="-0.75" calcext:value-type="float">
            <text:p>-0,75</text:p>
          </table:table-cell>
          <table:table-cell table:style-name="ce5" office:value-type="string" calcext:value-type="string">
            <text:p>r</text:p>
          </table:table-cell>
          <table:table-cell table:style-name="ce9" table:formula="of:=IF([.E13]=&quot;r&quot;;3;IF([.E13]=&quot;f&quot;;-0.75;0))" office:value-type="float" office:value="3" calcext:value-type="float">
            <text:p>3</text:p>
          </table:table-cell>
          <table:table-cell table:style-name="ce5"/>
          <table:table-cell table:style-name="ce9" table:formula="of:=IF([.G13]=&quot;r&quot;;3;IF([.G13]=&quot;f&quot;;-0.75;0))" office:value-type="float" office:value="0" calcext:value-type="float">
            <text:p>0</text:p>
          </table:table-cell>
          <table:table-cell table:style-name="ce5" office:value-type="string" calcext:value-type="string">
            <text:p>f</text:p>
          </table:table-cell>
          <table:table-cell table:style-name="ce9" table:formula="of:=IF([.I13]=&quot;r&quot;;3;IF([.I13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K13]=&quot;r&quot;;4;IF([.K13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n</text:p>
          </table:table-cell>
          <table:table-cell table:style-name="ce9" table:formula="of:=IF([.M13]=&quot;r&quot;;4;IF([.M13]=&quot;f&quot;;-1;0))" office:value-type="float" office:value="0" calcext:value-type="float">
            <text:p>0</text:p>
          </table:table-cell>
          <table:table-cell table:style-name="ce10" office:value-type="string" calcext:value-type="string">
            <text:p>f</text:p>
          </table:table-cell>
          <table:table-cell table:style-name="ce9" table:formula="of:=IF([.O13]=&quot;r&quot;;4;IF([.O13]=&quot;f&quot;;-1;0))" office:value-type="float" office:value="-1" calcext:value-type="float">
            <text:p>-1</text:p>
          </table:table-cell>
          <table:table-cell table:style-name="ce10" office:value-type="string" calcext:value-type="string">
            <text:p>f</text:p>
          </table:table-cell>
          <table:table-cell table:style-name="ce9" table:formula="of:=IF([.Q13]=&quot;r&quot;;4;IF([.Q13]=&quot;f&quot;;-1;0))" office:value-type="float" office:value="-1" calcext:value-type="float">
            <text:p>-1</text:p>
          </table:table-cell>
          <table:table-cell table:style-name="ce10" office:value-type="string" calcext:value-type="string">
            <text:p>f</text:p>
          </table:table-cell>
          <table:table-cell table:style-name="ce9" table:formula="of:=IF([.S13]=&quot;r&quot;;4;IF([.S13]=&quot;f&quot;;-1;0))" office:value-type="float" office:value="-1" calcext:value-type="float">
            <text:p>-1</text:p>
          </table:table-cell>
          <table:table-cell table:style-name="ce11" office:value-type="string" calcext:value-type="string">
            <text:p>n</text:p>
          </table:table-cell>
          <table:table-cell table:style-name="ce9" table:formula="of:=IF([.U13]=&quot;r&quot;;5;IF([.U13]=&quot;f&quot;;-1.25;0))" office:value-type="float" office:value="0" calcext:value-type="float">
            <text:p>0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W13]=&quot;r&quot;;5;IF([.W13]=&quot;f&quot;;-1.25;0))" office:value-type="float" office:value="-1.25" calcext:value-type="float">
            <text:p>-1,25</text:p>
          </table:table-cell>
          <table:table-cell table:style-name="ce11" office:value-type="string" calcext:value-type="string">
            <text:p>n</text:p>
          </table:table-cell>
          <table:table-cell table:style-name="ce9" table:formula="of:=IF([.Y13]=&quot;r&quot;;5;IF([.Y13]=&quot;f&quot;;-1.25;0))" office:value-type="float" office:value="0" calcext:value-type="float">
            <text:p>0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AA13]=&quot;r&quot;;5;IF([.AA13]=&quot;f&quot;;-1.25;0))" office:value-type="float" office:value="-1.25" calcext:value-type="float">
            <text:p>-1,25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AC13]=&quot;r&quot;;5;IF([.AC13]=&quot;f&quot;;-1.25;0))" office:value-type="float" office:value="-1.25" calcext:value-type="float">
            <text:p>-1,25</text:p>
          </table:table-cell>
          <table:table-cell table:style-name="ce9" table:formula="of:=15+SUM([.B13:.AD13])" office:value-type="float" office:value="16.75" calcext:value-type="float">
            <text:p>16,75</text:p>
          </table:table-cell>
          <table:table-cell table:number-columns-repeated="993"/>
        </table:table-row>
        <table:table-row table:style-name="ro2">
          <table:table-cell table:style-name="ce5" office:value-type="string" calcext:value-type="string">
            <text:p>r</text:p>
          </table:table-cell>
          <table:table-cell table:style-name="ce9" office:value-type="float" office:value="3" calcext:value-type="float">
            <text:p>3</text:p>
          </table:table-cell>
          <table:table-cell table:style-name="ce5" office:value-type="string" calcext:value-type="string">
            <text:p>r</text:p>
          </table:table-cell>
          <table:table-cell table:style-name="ce9" table:formula="of:=IF([.C14]=&quot;r&quot;;3;IF([.C14]=&quot;f&quot;;-0.75;0))" office:value-type="float" office:value="3" calcext:value-type="float">
            <text:p>3</text:p>
          </table:table-cell>
          <table:table-cell table:style-name="ce5" office:value-type="string" calcext:value-type="string">
            <text:p>f</text:p>
          </table:table-cell>
          <table:table-cell table:style-name="ce9" table:formula="of:=IF([.E14]=&quot;r&quot;;3;IF([.E14]=&quot;f&quot;;-0.75;0))" office:value-type="float" office:value="-0.75" calcext:value-type="float">
            <text:p>-0,75</text:p>
          </table:table-cell>
          <table:table-cell table:style-name="ce5" office:value-type="string" calcext:value-type="string">
            <text:p>f</text:p>
          </table:table-cell>
          <table:table-cell table:style-name="ce9" table:formula="of:=IF([.G14]=&quot;r&quot;;3;IF([.G14]=&quot;f&quot;;-0.75;0))" office:value-type="float" office:value="-0.75" calcext:value-type="float">
            <text:p>-0,75</text:p>
          </table:table-cell>
          <table:table-cell table:style-name="ce5" office:value-type="string" calcext:value-type="string">
            <text:p>f</text:p>
          </table:table-cell>
          <table:table-cell table:style-name="ce9" table:formula="of:=IF([.I14]=&quot;r&quot;;3;IF([.I14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f</text:p>
          </table:table-cell>
          <table:table-cell table:style-name="ce9" table:formula="of:=IF([.K14]=&quot;r&quot;;4;IF([.K14]=&quot;f&quot;;-1;0))" office:value-type="float" office:value="-1" calcext:value-type="float">
            <text:p>-1</text:p>
          </table:table-cell>
          <table:table-cell table:style-name="ce10" office:value-type="string" calcext:value-type="string">
            <text:p>f</text:p>
          </table:table-cell>
          <table:table-cell table:style-name="ce9" table:formula="of:=IF([.M14]=&quot;r&quot;;4;IF([.M14]=&quot;f&quot;;-1;0))" office:value-type="float" office:value="-1" calcext:value-type="float">
            <text:p>-1</text:p>
          </table:table-cell>
          <table:table-cell table:style-name="ce10" office:value-type="string" calcext:value-type="string">
            <text:p>f</text:p>
          </table:table-cell>
          <table:table-cell table:style-name="ce9" table:formula="of:=IF([.O14]=&quot;r&quot;;4;IF([.O14]=&quot;f&quot;;-1;0))" office:value-type="float" office:value="-1" calcext:value-type="float">
            <text:p>-1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Q14]=&quot;r&quot;;4;IF([.Q14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n</text:p>
          </table:table-cell>
          <table:table-cell table:style-name="ce9" table:formula="of:=IF([.S14]=&quot;r&quot;;4;IF([.S14]=&quot;f&quot;;-1;0))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style-name="ce9" table:formula="of:=IF([.U14]=&quot;r&quot;;5;IF([.U14]=&quot;f&quot;;-1.25;0))" office:value-type="float" office:value="0" calcext:value-type="float">
            <text:p>0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W14]=&quot;r&quot;;5;IF([.W14]=&quot;f&quot;;-1.25;0))" office:value-type="float" office:value="-1.25" calcext:value-type="float">
            <text:p>-1,25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Y14]=&quot;r&quot;;5;IF([.Y14]=&quot;f&quot;;-1.25;0))" office:value-type="float" office:value="-1.25" calcext:value-type="float">
            <text:p>-1,25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AA14]=&quot;r&quot;;5;IF([.AA14]=&quot;f&quot;;-1.25;0))" office:value-type="float" office:value="-1.25" calcext:value-type="float">
            <text:p>-1,25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AC14]=&quot;r&quot;;5;IF([.AC14]=&quot;f&quot;;-1.25;0))" office:value-type="float" office:value="-1.25" calcext:value-type="float">
            <text:p>-1,25</text:p>
          </table:table-cell>
          <table:table-cell table:style-name="ce9" table:formula="of:=15+SUM([.B14:.AD14])" office:value-type="float" office:value="14.75" calcext:value-type="float">
            <text:p>14,7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15]=&quot;r&quot;;3;IF([.A1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15]=&quot;r&quot;;3;IF([.C1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15]=&quot;r&quot;;3;IF([.E1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15]=&quot;r&quot;;3;IF([.G1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15]=&quot;r&quot;;3;IF([.I15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15]=&quot;r&quot;;4;IF([.K1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15]=&quot;r&quot;;4;IF([.M1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15]=&quot;r&quot;;4;IF([.O1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15]=&quot;r&quot;;4;IF([.Q1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15]=&quot;r&quot;;4;IF([.S15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15]=&quot;r&quot;;5;IF([.U1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15]=&quot;r&quot;;5;IF([.W1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15]=&quot;r&quot;;5;IF([.Y1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15]=&quot;r&quot;;5;IF([.AA1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15]=&quot;r&quot;;5;IF([.AC15]=&quot;f&quot;;-1.25;0))" office:value-type="float" office:value="0" calcext:value-type="float">
            <text:p>0</text:p>
          </table:table-cell>
          <table:table-cell table:style-name="ce9" table:formula="of:=15+SUM([.B15:.AD15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16]=&quot;r&quot;;3;IF([.A1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16]=&quot;r&quot;;3;IF([.C1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16]=&quot;r&quot;;3;IF([.E1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16]=&quot;r&quot;;3;IF([.G1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16]=&quot;r&quot;;3;IF([.I16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16]=&quot;r&quot;;4;IF([.K1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16]=&quot;r&quot;;4;IF([.M1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16]=&quot;r&quot;;4;IF([.O1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16]=&quot;r&quot;;4;IF([.Q1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16]=&quot;r&quot;;4;IF([.S16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16]=&quot;r&quot;;5;IF([.U1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16]=&quot;r&quot;;5;IF([.W1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16]=&quot;r&quot;;5;IF([.Y1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16]=&quot;r&quot;;5;IF([.AA1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16]=&quot;r&quot;;5;IF([.AC16]=&quot;f&quot;;-1.25;0))" office:value-type="float" office:value="0" calcext:value-type="float">
            <text:p>0</text:p>
          </table:table-cell>
          <table:table-cell table:style-name="ce9" table:formula="of:=15+SUM([.B16:.AD16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17]=&quot;r&quot;;3;IF([.A1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17]=&quot;r&quot;;3;IF([.C1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17]=&quot;r&quot;;3;IF([.E1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17]=&quot;r&quot;;3;IF([.G1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17]=&quot;r&quot;;3;IF([.I17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17]=&quot;r&quot;;4;IF([.K1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17]=&quot;r&quot;;4;IF([.M1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17]=&quot;r&quot;;4;IF([.O1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17]=&quot;r&quot;;4;IF([.Q1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17]=&quot;r&quot;;4;IF([.S17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17]=&quot;r&quot;;5;IF([.U1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17]=&quot;r&quot;;5;IF([.W1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17]=&quot;r&quot;;5;IF([.Y1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17]=&quot;r&quot;;5;IF([.AA1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17]=&quot;r&quot;;5;IF([.AC17]=&quot;f&quot;;-1.25;0))" office:value-type="float" office:value="0" calcext:value-type="float">
            <text:p>0</text:p>
          </table:table-cell>
          <table:table-cell table:style-name="ce9" table:formula="of:=15+SUM([.B17:.AD17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18]=&quot;r&quot;;3;IF([.A1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18]=&quot;r&quot;;3;IF([.C1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18]=&quot;r&quot;;3;IF([.E1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18]=&quot;r&quot;;3;IF([.G1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18]=&quot;r&quot;;3;IF([.I18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18]=&quot;r&quot;;4;IF([.K1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18]=&quot;r&quot;;4;IF([.M1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18]=&quot;r&quot;;4;IF([.O1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18]=&quot;r&quot;;4;IF([.Q1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18]=&quot;r&quot;;4;IF([.S18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18]=&quot;r&quot;;5;IF([.U1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18]=&quot;r&quot;;5;IF([.W1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18]=&quot;r&quot;;5;IF([.Y1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18]=&quot;r&quot;;5;IF([.AA1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18]=&quot;r&quot;;5;IF([.AC18]=&quot;f&quot;;-1.25;0))" office:value-type="float" office:value="0" calcext:value-type="float">
            <text:p>0</text:p>
          </table:table-cell>
          <table:table-cell table:style-name="ce9" table:formula="of:=15+SUM([.B18:.AD18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19]=&quot;r&quot;;3;IF([.A1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19]=&quot;r&quot;;3;IF([.C1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19]=&quot;r&quot;;3;IF([.E1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19]=&quot;r&quot;;3;IF([.G1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19]=&quot;r&quot;;3;IF([.I19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19]=&quot;r&quot;;4;IF([.K1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19]=&quot;r&quot;;4;IF([.M1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19]=&quot;r&quot;;4;IF([.O1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19]=&quot;r&quot;;4;IF([.Q1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19]=&quot;r&quot;;4;IF([.S19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19]=&quot;r&quot;;5;IF([.U1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19]=&quot;r&quot;;5;IF([.W1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19]=&quot;r&quot;;5;IF([.Y1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19]=&quot;r&quot;;5;IF([.AA1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19]=&quot;r&quot;;5;IF([.AC19]=&quot;f&quot;;-1.25;0))" office:value-type="float" office:value="0" calcext:value-type="float">
            <text:p>0</text:p>
          </table:table-cell>
          <table:table-cell table:style-name="ce9" table:formula="of:=15+SUM([.B19:.AD19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20]=&quot;r&quot;;3;IF([.A2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20]=&quot;r&quot;;3;IF([.C2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20]=&quot;r&quot;;3;IF([.E2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20]=&quot;r&quot;;3;IF([.G2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20]=&quot;r&quot;;3;IF([.I20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20]=&quot;r&quot;;4;IF([.K2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20]=&quot;r&quot;;4;IF([.M2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20]=&quot;r&quot;;4;IF([.O2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20]=&quot;r&quot;;4;IF([.Q2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20]=&quot;r&quot;;4;IF([.S20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20]=&quot;r&quot;;5;IF([.U2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20]=&quot;r&quot;;5;IF([.W2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20]=&quot;r&quot;;5;IF([.Y2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20]=&quot;r&quot;;5;IF([.AA2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20]=&quot;r&quot;;5;IF([.AC20]=&quot;f&quot;;-1.25;0))" office:value-type="float" office:value="0" calcext:value-type="float">
            <text:p>0</text:p>
          </table:table-cell>
          <table:table-cell table:style-name="ce9" table:formula="of:=15+SUM([.B20:.AD20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21]=&quot;r&quot;;3;IF([.A2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21]=&quot;r&quot;;3;IF([.C2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21]=&quot;r&quot;;3;IF([.E2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21]=&quot;r&quot;;3;IF([.G2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21]=&quot;r&quot;;3;IF([.I21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21]=&quot;r&quot;;4;IF([.K2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21]=&quot;r&quot;;4;IF([.M2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21]=&quot;r&quot;;4;IF([.O2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21]=&quot;r&quot;;4;IF([.Q2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21]=&quot;r&quot;;4;IF([.S21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21]=&quot;r&quot;;5;IF([.U2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21]=&quot;r&quot;;5;IF([.W2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21]=&quot;r&quot;;5;IF([.Y2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21]=&quot;r&quot;;5;IF([.AA2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21]=&quot;r&quot;;5;IF([.AC21]=&quot;f&quot;;-1.25;0))" office:value-type="float" office:value="0" calcext:value-type="float">
            <text:p>0</text:p>
          </table:table-cell>
          <table:table-cell table:style-name="ce9" table:formula="of:=15+SUM([.B21:.AD21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22]=&quot;r&quot;;3;IF([.A2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22]=&quot;r&quot;;3;IF([.C2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22]=&quot;r&quot;;3;IF([.E2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22]=&quot;r&quot;;3;IF([.G2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22]=&quot;r&quot;;3;IF([.I22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22]=&quot;r&quot;;4;IF([.K2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22]=&quot;r&quot;;4;IF([.M2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22]=&quot;r&quot;;4;IF([.O2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22]=&quot;r&quot;;4;IF([.Q2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22]=&quot;r&quot;;4;IF([.S22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22]=&quot;r&quot;;5;IF([.U2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22]=&quot;r&quot;;5;IF([.W2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22]=&quot;r&quot;;5;IF([.Y2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22]=&quot;r&quot;;5;IF([.AA2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22]=&quot;r&quot;;5;IF([.AC22]=&quot;f&quot;;-1.25;0))" office:value-type="float" office:value="0" calcext:value-type="float">
            <text:p>0</text:p>
          </table:table-cell>
          <table:table-cell table:style-name="ce9" table:formula="of:=15+SUM([.B22:.AD22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23]=&quot;r&quot;;3;IF([.A2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23]=&quot;r&quot;;3;IF([.C2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23]=&quot;r&quot;;3;IF([.E2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23]=&quot;r&quot;;3;IF([.G2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23]=&quot;r&quot;;3;IF([.I23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23]=&quot;r&quot;;4;IF([.K2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23]=&quot;r&quot;;4;IF([.M2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23]=&quot;r&quot;;4;IF([.O2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23]=&quot;r&quot;;4;IF([.Q2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23]=&quot;r&quot;;4;IF([.S23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23]=&quot;r&quot;;5;IF([.U2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23]=&quot;r&quot;;5;IF([.W2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23]=&quot;r&quot;;5;IF([.Y2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23]=&quot;r&quot;;5;IF([.AA2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23]=&quot;r&quot;;5;IF([.AC23]=&quot;f&quot;;-1.25;0))" office:value-type="float" office:value="0" calcext:value-type="float">
            <text:p>0</text:p>
          </table:table-cell>
          <table:table-cell table:style-name="ce9" table:formula="of:=15+SUM([.B23:.AD23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24]=&quot;r&quot;;3;IF([.A2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24]=&quot;r&quot;;3;IF([.C2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24]=&quot;r&quot;;3;IF([.E2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24]=&quot;r&quot;;3;IF([.G2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24]=&quot;r&quot;;3;IF([.I24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24]=&quot;r&quot;;4;IF([.K2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24]=&quot;r&quot;;4;IF([.M2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24]=&quot;r&quot;;4;IF([.O2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24]=&quot;r&quot;;4;IF([.Q2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24]=&quot;r&quot;;4;IF([.S24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24]=&quot;r&quot;;5;IF([.U2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24]=&quot;r&quot;;5;IF([.W2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24]=&quot;r&quot;;5;IF([.Y2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24]=&quot;r&quot;;5;IF([.AA2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24]=&quot;r&quot;;5;IF([.AC24]=&quot;f&quot;;-1.25;0))" office:value-type="float" office:value="0" calcext:value-type="float">
            <text:p>0</text:p>
          </table:table-cell>
          <table:table-cell table:style-name="ce9" table:formula="of:=15+SUM([.B24:.AD24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25]=&quot;r&quot;;3;IF([.A2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25]=&quot;r&quot;;3;IF([.C2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25]=&quot;r&quot;;3;IF([.E2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25]=&quot;r&quot;;3;IF([.G2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25]=&quot;r&quot;;3;IF([.I25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25]=&quot;r&quot;;4;IF([.K2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25]=&quot;r&quot;;4;IF([.M2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25]=&quot;r&quot;;4;IF([.O2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25]=&quot;r&quot;;4;IF([.Q2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25]=&quot;r&quot;;4;IF([.S25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25]=&quot;r&quot;;5;IF([.U2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25]=&quot;r&quot;;5;IF([.W2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25]=&quot;r&quot;;5;IF([.Y2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25]=&quot;r&quot;;5;IF([.AA2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25]=&quot;r&quot;;5;IF([.AC25]=&quot;f&quot;;-1.25;0))" office:value-type="float" office:value="0" calcext:value-type="float">
            <text:p>0</text:p>
          </table:table-cell>
          <table:table-cell table:style-name="ce9" table:formula="of:=15+SUM([.B25:.AD25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26]=&quot;r&quot;;3;IF([.A2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26]=&quot;r&quot;;3;IF([.C2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26]=&quot;r&quot;;3;IF([.E2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26]=&quot;r&quot;;3;IF([.G2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26]=&quot;r&quot;;3;IF([.I26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26]=&quot;r&quot;;4;IF([.K2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26]=&quot;r&quot;;4;IF([.M2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26]=&quot;r&quot;;4;IF([.O2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26]=&quot;r&quot;;4;IF([.Q2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26]=&quot;r&quot;;4;IF([.S26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26]=&quot;r&quot;;5;IF([.U2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26]=&quot;r&quot;;5;IF([.W2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26]=&quot;r&quot;;5;IF([.Y2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26]=&quot;r&quot;;5;IF([.AA2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26]=&quot;r&quot;;5;IF([.AC26]=&quot;f&quot;;-1.25;0))" office:value-type="float" office:value="0" calcext:value-type="float">
            <text:p>0</text:p>
          </table:table-cell>
          <table:table-cell table:style-name="ce9" table:formula="of:=15+SUM([.B26:.AD26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27]=&quot;r&quot;;3;IF([.A2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27]=&quot;r&quot;;3;IF([.C2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27]=&quot;r&quot;;3;IF([.E2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27]=&quot;r&quot;;3;IF([.G2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27]=&quot;r&quot;;3;IF([.I27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27]=&quot;r&quot;;4;IF([.K2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27]=&quot;r&quot;;4;IF([.M2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27]=&quot;r&quot;;4;IF([.O2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27]=&quot;r&quot;;4;IF([.Q2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27]=&quot;r&quot;;4;IF([.S27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27]=&quot;r&quot;;5;IF([.U2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27]=&quot;r&quot;;5;IF([.W2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27]=&quot;r&quot;;5;IF([.Y2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27]=&quot;r&quot;;5;IF([.AA2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27]=&quot;r&quot;;5;IF([.AC27]=&quot;f&quot;;-1.25;0))" office:value-type="float" office:value="0" calcext:value-type="float">
            <text:p>0</text:p>
          </table:table-cell>
          <table:table-cell table:style-name="ce9" table:formula="of:=15+SUM([.B27:.AD27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28]=&quot;r&quot;;3;IF([.A2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28]=&quot;r&quot;;3;IF([.C2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28]=&quot;r&quot;;3;IF([.E2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28]=&quot;r&quot;;3;IF([.G2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28]=&quot;r&quot;;3;IF([.I28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28]=&quot;r&quot;;4;IF([.K2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28]=&quot;r&quot;;4;IF([.M2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28]=&quot;r&quot;;4;IF([.O2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28]=&quot;r&quot;;4;IF([.Q2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28]=&quot;r&quot;;4;IF([.S28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28]=&quot;r&quot;;5;IF([.U2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28]=&quot;r&quot;;5;IF([.W2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28]=&quot;r&quot;;5;IF([.Y2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28]=&quot;r&quot;;5;IF([.AA2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28]=&quot;r&quot;;5;IF([.AC28]=&quot;f&quot;;-1.25;0))" office:value-type="float" office:value="0" calcext:value-type="float">
            <text:p>0</text:p>
          </table:table-cell>
          <table:table-cell table:style-name="ce9" table:formula="of:=15+SUM([.B28:.AD28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29]=&quot;r&quot;;3;IF([.A2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29]=&quot;r&quot;;3;IF([.C2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29]=&quot;r&quot;;3;IF([.E2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29]=&quot;r&quot;;3;IF([.G2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29]=&quot;r&quot;;3;IF([.I29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29]=&quot;r&quot;;4;IF([.K2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29]=&quot;r&quot;;4;IF([.M2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29]=&quot;r&quot;;4;IF([.O2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29]=&quot;r&quot;;4;IF([.Q2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29]=&quot;r&quot;;4;IF([.S29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29]=&quot;r&quot;;5;IF([.U2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29]=&quot;r&quot;;5;IF([.W2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29]=&quot;r&quot;;5;IF([.Y2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29]=&quot;r&quot;;5;IF([.AA2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29]=&quot;r&quot;;5;IF([.AC29]=&quot;f&quot;;-1.25;0))" office:value-type="float" office:value="0" calcext:value-type="float">
            <text:p>0</text:p>
          </table:table-cell>
          <table:table-cell table:style-name="ce9" table:formula="of:=15+SUM([.B29:.AD29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30]=&quot;r&quot;;3;IF([.A3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30]=&quot;r&quot;;3;IF([.C3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30]=&quot;r&quot;;3;IF([.E3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30]=&quot;r&quot;;3;IF([.G3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30]=&quot;r&quot;;3;IF([.I30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30]=&quot;r&quot;;4;IF([.K3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30]=&quot;r&quot;;4;IF([.M3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30]=&quot;r&quot;;4;IF([.O3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30]=&quot;r&quot;;4;IF([.Q3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30]=&quot;r&quot;;4;IF([.S30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30]=&quot;r&quot;;5;IF([.U3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30]=&quot;r&quot;;5;IF([.W3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30]=&quot;r&quot;;5;IF([.Y3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30]=&quot;r&quot;;5;IF([.AA3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30]=&quot;r&quot;;5;IF([.AC30]=&quot;f&quot;;-1.25;0))" office:value-type="float" office:value="0" calcext:value-type="float">
            <text:p>0</text:p>
          </table:table-cell>
          <table:table-cell table:style-name="ce9" table:formula="of:=15+SUM([.B30:.AD30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31]=&quot;r&quot;;3;IF([.A3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31]=&quot;r&quot;;3;IF([.C3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31]=&quot;r&quot;;3;IF([.E3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31]=&quot;r&quot;;3;IF([.G3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31]=&quot;r&quot;;3;IF([.I31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31]=&quot;r&quot;;4;IF([.K3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31]=&quot;r&quot;;4;IF([.M3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31]=&quot;r&quot;;4;IF([.O3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31]=&quot;r&quot;;4;IF([.Q3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31]=&quot;r&quot;;4;IF([.S31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31]=&quot;r&quot;;5;IF([.U3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31]=&quot;r&quot;;5;IF([.W3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31]=&quot;r&quot;;5;IF([.Y3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31]=&quot;r&quot;;5;IF([.AA3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31]=&quot;r&quot;;5;IF([.AC31]=&quot;f&quot;;-1.25;0))" office:value-type="float" office:value="0" calcext:value-type="float">
            <text:p>0</text:p>
          </table:table-cell>
          <table:table-cell table:style-name="ce9" table:formula="of:=15+SUM([.B31:.AD31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32]=&quot;r&quot;;3;IF([.A3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32]=&quot;r&quot;;3;IF([.C3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32]=&quot;r&quot;;3;IF([.E3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32]=&quot;r&quot;;3;IF([.G3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32]=&quot;r&quot;;3;IF([.I32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32]=&quot;r&quot;;4;IF([.K3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32]=&quot;r&quot;;4;IF([.M3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32]=&quot;r&quot;;4;IF([.O3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32]=&quot;r&quot;;4;IF([.Q3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32]=&quot;r&quot;;4;IF([.S32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32]=&quot;r&quot;;5;IF([.U3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32]=&quot;r&quot;;5;IF([.W3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32]=&quot;r&quot;;5;IF([.Y3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32]=&quot;r&quot;;5;IF([.AA3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32]=&quot;r&quot;;5;IF([.AC32]=&quot;f&quot;;-1.25;0))" office:value-type="float" office:value="0" calcext:value-type="float">
            <text:p>0</text:p>
          </table:table-cell>
          <table:table-cell table:style-name="ce9" table:formula="of:=15+SUM([.B32:.AD32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33]=&quot;r&quot;;3;IF([.A3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33]=&quot;r&quot;;3;IF([.C3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33]=&quot;r&quot;;3;IF([.E3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33]=&quot;r&quot;;3;IF([.G3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33]=&quot;r&quot;;3;IF([.I33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33]=&quot;r&quot;;4;IF([.K3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33]=&quot;r&quot;;4;IF([.M3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33]=&quot;r&quot;;4;IF([.O3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33]=&quot;r&quot;;4;IF([.Q3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33]=&quot;r&quot;;4;IF([.S33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33]=&quot;r&quot;;5;IF([.U3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33]=&quot;r&quot;;5;IF([.W3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33]=&quot;r&quot;;5;IF([.Y3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33]=&quot;r&quot;;5;IF([.AA3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33]=&quot;r&quot;;5;IF([.AC33]=&quot;f&quot;;-1.25;0))" office:value-type="float" office:value="0" calcext:value-type="float">
            <text:p>0</text:p>
          </table:table-cell>
          <table:table-cell table:style-name="ce9" table:formula="of:=15+SUM([.B33:.AD33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34]=&quot;r&quot;;3;IF([.A3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34]=&quot;r&quot;;3;IF([.C3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34]=&quot;r&quot;;3;IF([.E3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34]=&quot;r&quot;;3;IF([.G3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34]=&quot;r&quot;;3;IF([.I34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34]=&quot;r&quot;;4;IF([.K3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34]=&quot;r&quot;;4;IF([.M3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34]=&quot;r&quot;;4;IF([.O3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34]=&quot;r&quot;;4;IF([.Q3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34]=&quot;r&quot;;4;IF([.S34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34]=&quot;r&quot;;5;IF([.U3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34]=&quot;r&quot;;5;IF([.W3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34]=&quot;r&quot;;5;IF([.Y3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34]=&quot;r&quot;;5;IF([.AA3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34]=&quot;r&quot;;5;IF([.AC34]=&quot;f&quot;;-1.25;0))" office:value-type="float" office:value="0" calcext:value-type="float">
            <text:p>0</text:p>
          </table:table-cell>
          <table:table-cell table:style-name="ce9" table:formula="of:=15+SUM([.B34:.AD34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35]=&quot;r&quot;;3;IF([.A3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35]=&quot;r&quot;;3;IF([.C3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35]=&quot;r&quot;;3;IF([.E3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35]=&quot;r&quot;;3;IF([.G3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35]=&quot;r&quot;;3;IF([.I35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35]=&quot;r&quot;;4;IF([.K3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35]=&quot;r&quot;;4;IF([.M3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35]=&quot;r&quot;;4;IF([.O3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35]=&quot;r&quot;;4;IF([.Q3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35]=&quot;r&quot;;4;IF([.S35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35]=&quot;r&quot;;5;IF([.U3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35]=&quot;r&quot;;5;IF([.W3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35]=&quot;r&quot;;5;IF([.Y3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35]=&quot;r&quot;;5;IF([.AA3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35]=&quot;r&quot;;5;IF([.AC35]=&quot;f&quot;;-1.25;0))" office:value-type="float" office:value="0" calcext:value-type="float">
            <text:p>0</text:p>
          </table:table-cell>
          <table:table-cell table:style-name="ce9" table:formula="of:=15+SUM([.B35:.AD35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36]=&quot;r&quot;;3;IF([.A3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36]=&quot;r&quot;;3;IF([.C3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36]=&quot;r&quot;;3;IF([.E3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36]=&quot;r&quot;;3;IF([.G3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36]=&quot;r&quot;;3;IF([.I36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36]=&quot;r&quot;;4;IF([.K3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36]=&quot;r&quot;;4;IF([.M3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36]=&quot;r&quot;;4;IF([.O3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36]=&quot;r&quot;;4;IF([.Q3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36]=&quot;r&quot;;4;IF([.S36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36]=&quot;r&quot;;5;IF([.U3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36]=&quot;r&quot;;5;IF([.W3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36]=&quot;r&quot;;5;IF([.Y3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36]=&quot;r&quot;;5;IF([.AA3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36]=&quot;r&quot;;5;IF([.AC36]=&quot;f&quot;;-1.25;0))" office:value-type="float" office:value="0" calcext:value-type="float">
            <text:p>0</text:p>
          </table:table-cell>
          <table:table-cell table:style-name="ce9" table:formula="of:=15+SUM([.B36:.AD36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37]=&quot;r&quot;;3;IF([.A3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37]=&quot;r&quot;;3;IF([.C3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37]=&quot;r&quot;;3;IF([.E3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37]=&quot;r&quot;;3;IF([.G3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37]=&quot;r&quot;;3;IF([.I37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37]=&quot;r&quot;;4;IF([.K3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37]=&quot;r&quot;;4;IF([.M3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37]=&quot;r&quot;;4;IF([.O3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37]=&quot;r&quot;;4;IF([.Q3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37]=&quot;r&quot;;4;IF([.S37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37]=&quot;r&quot;;5;IF([.U3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37]=&quot;r&quot;;5;IF([.W3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37]=&quot;r&quot;;5;IF([.Y3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37]=&quot;r&quot;;5;IF([.AA3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37]=&quot;r&quot;;5;IF([.AC37]=&quot;f&quot;;-1.25;0))" office:value-type="float" office:value="0" calcext:value-type="float">
            <text:p>0</text:p>
          </table:table-cell>
          <table:table-cell table:style-name="ce9" table:formula="of:=15+SUM([.B37:.AD37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38]=&quot;r&quot;;3;IF([.A3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38]=&quot;r&quot;;3;IF([.C3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38]=&quot;r&quot;;3;IF([.E3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38]=&quot;r&quot;;3;IF([.G3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38]=&quot;r&quot;;3;IF([.I38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38]=&quot;r&quot;;4;IF([.K3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38]=&quot;r&quot;;4;IF([.M3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38]=&quot;r&quot;;4;IF([.O3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38]=&quot;r&quot;;4;IF([.Q3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38]=&quot;r&quot;;4;IF([.S38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38]=&quot;r&quot;;5;IF([.U3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38]=&quot;r&quot;;5;IF([.W3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38]=&quot;r&quot;;5;IF([.Y3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38]=&quot;r&quot;;5;IF([.AA3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38]=&quot;r&quot;;5;IF([.AC38]=&quot;f&quot;;-1.25;0))" office:value-type="float" office:value="0" calcext:value-type="float">
            <text:p>0</text:p>
          </table:table-cell>
          <table:table-cell table:style-name="ce9" table:formula="of:=15+SUM([.B38:.AD38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39]=&quot;r&quot;;3;IF([.A3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39]=&quot;r&quot;;3;IF([.C3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39]=&quot;r&quot;;3;IF([.E3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39]=&quot;r&quot;;3;IF([.G3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39]=&quot;r&quot;;3;IF([.I39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39]=&quot;r&quot;;4;IF([.K3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39]=&quot;r&quot;;4;IF([.M3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39]=&quot;r&quot;;4;IF([.O3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39]=&quot;r&quot;;4;IF([.Q3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39]=&quot;r&quot;;4;IF([.S39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39]=&quot;r&quot;;5;IF([.U3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39]=&quot;r&quot;;5;IF([.W3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39]=&quot;r&quot;;5;IF([.Y3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39]=&quot;r&quot;;5;IF([.AA3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39]=&quot;r&quot;;5;IF([.AC39]=&quot;f&quot;;-1.25;0))" office:value-type="float" office:value="0" calcext:value-type="float">
            <text:p>0</text:p>
          </table:table-cell>
          <table:table-cell table:style-name="ce9" table:formula="of:=15+SUM([.B39:.AD39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40]=&quot;r&quot;;3;IF([.A4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40]=&quot;r&quot;;3;IF([.C4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40]=&quot;r&quot;;3;IF([.E4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40]=&quot;r&quot;;3;IF([.G4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40]=&quot;r&quot;;3;IF([.I40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40]=&quot;r&quot;;4;IF([.K4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40]=&quot;r&quot;;4;IF([.M4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40]=&quot;r&quot;;4;IF([.O4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40]=&quot;r&quot;;4;IF([.Q4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40]=&quot;r&quot;;4;IF([.S40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40]=&quot;r&quot;;5;IF([.U4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40]=&quot;r&quot;;5;IF([.W4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40]=&quot;r&quot;;5;IF([.Y4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40]=&quot;r&quot;;5;IF([.AA4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40]=&quot;r&quot;;5;IF([.AC40]=&quot;f&quot;;-1.25;0))" office:value-type="float" office:value="0" calcext:value-type="float">
            <text:p>0</text:p>
          </table:table-cell>
          <table:table-cell table:style-name="ce9" table:formula="of:=15+SUM([.B40:.AD40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41]=&quot;r&quot;;3;IF([.A4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41]=&quot;r&quot;;3;IF([.C4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41]=&quot;r&quot;;3;IF([.E4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41]=&quot;r&quot;;3;IF([.G4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41]=&quot;r&quot;;3;IF([.I41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41]=&quot;r&quot;;4;IF([.K4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41]=&quot;r&quot;;4;IF([.M4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41]=&quot;r&quot;;4;IF([.O4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41]=&quot;r&quot;;4;IF([.Q4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41]=&quot;r&quot;;4;IF([.S41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41]=&quot;r&quot;;5;IF([.U4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41]=&quot;r&quot;;5;IF([.W4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41]=&quot;r&quot;;5;IF([.Y4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41]=&quot;r&quot;;5;IF([.AA4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41]=&quot;r&quot;;5;IF([.AC41]=&quot;f&quot;;-1.25;0))" office:value-type="float" office:value="0" calcext:value-type="float">
            <text:p>0</text:p>
          </table:table-cell>
          <table:table-cell table:style-name="ce9" table:formula="of:=15+SUM([.B41:.AD41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42]=&quot;r&quot;;3;IF([.A4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42]=&quot;r&quot;;3;IF([.C4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42]=&quot;r&quot;;3;IF([.E4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42]=&quot;r&quot;;3;IF([.G4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42]=&quot;r&quot;;3;IF([.I42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42]=&quot;r&quot;;4;IF([.K4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42]=&quot;r&quot;;4;IF([.M4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42]=&quot;r&quot;;4;IF([.O4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42]=&quot;r&quot;;4;IF([.Q4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42]=&quot;r&quot;;4;IF([.S42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42]=&quot;r&quot;;5;IF([.U4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42]=&quot;r&quot;;5;IF([.W4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42]=&quot;r&quot;;5;IF([.Y4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42]=&quot;r&quot;;5;IF([.AA4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42]=&quot;r&quot;;5;IF([.AC42]=&quot;f&quot;;-1.25;0))" office:value-type="float" office:value="0" calcext:value-type="float">
            <text:p>0</text:p>
          </table:table-cell>
          <table:table-cell table:style-name="ce9" table:formula="of:=15+SUM([.B42:.AD42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43]=&quot;r&quot;;3;IF([.A4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43]=&quot;r&quot;;3;IF([.C4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43]=&quot;r&quot;;3;IF([.E4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43]=&quot;r&quot;;3;IF([.G4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43]=&quot;r&quot;;3;IF([.I43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43]=&quot;r&quot;;4;IF([.K4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43]=&quot;r&quot;;4;IF([.M4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43]=&quot;r&quot;;4;IF([.O4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43]=&quot;r&quot;;4;IF([.Q4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43]=&quot;r&quot;;4;IF([.S43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43]=&quot;r&quot;;5;IF([.U4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43]=&quot;r&quot;;5;IF([.W4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43]=&quot;r&quot;;5;IF([.Y4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43]=&quot;r&quot;;5;IF([.AA4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43]=&quot;r&quot;;5;IF([.AC43]=&quot;f&quot;;-1.25;0))" office:value-type="float" office:value="0" calcext:value-type="float">
            <text:p>0</text:p>
          </table:table-cell>
          <table:table-cell table:style-name="ce9" table:formula="of:=15+SUM([.B43:.AD43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44]=&quot;r&quot;;3;IF([.A4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44]=&quot;r&quot;;3;IF([.C4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44]=&quot;r&quot;;3;IF([.E4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44]=&quot;r&quot;;3;IF([.G4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44]=&quot;r&quot;;3;IF([.I44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44]=&quot;r&quot;;4;IF([.K4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44]=&quot;r&quot;;4;IF([.M4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44]=&quot;r&quot;;4;IF([.O4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44]=&quot;r&quot;;4;IF([.Q4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44]=&quot;r&quot;;4;IF([.S44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44]=&quot;r&quot;;5;IF([.U4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44]=&quot;r&quot;;5;IF([.W4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44]=&quot;r&quot;;5;IF([.Y4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44]=&quot;r&quot;;5;IF([.AA4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44]=&quot;r&quot;;5;IF([.AC44]=&quot;f&quot;;-1.25;0))" office:value-type="float" office:value="0" calcext:value-type="float">
            <text:p>0</text:p>
          </table:table-cell>
          <table:table-cell table:style-name="ce9" table:formula="of:=15+SUM([.B44:.AD44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45]=&quot;r&quot;;3;IF([.A4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45]=&quot;r&quot;;3;IF([.C4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45]=&quot;r&quot;;3;IF([.E4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45]=&quot;r&quot;;3;IF([.G4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45]=&quot;r&quot;;3;IF([.I45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45]=&quot;r&quot;;4;IF([.K4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45]=&quot;r&quot;;4;IF([.M4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45]=&quot;r&quot;;4;IF([.O4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45]=&quot;r&quot;;4;IF([.Q4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45]=&quot;r&quot;;4;IF([.S45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45]=&quot;r&quot;;5;IF([.U4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45]=&quot;r&quot;;5;IF([.W4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45]=&quot;r&quot;;5;IF([.Y4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45]=&quot;r&quot;;5;IF([.AA4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45]=&quot;r&quot;;5;IF([.AC45]=&quot;f&quot;;-1.25;0))" office:value-type="float" office:value="0" calcext:value-type="float">
            <text:p>0</text:p>
          </table:table-cell>
          <table:table-cell table:style-name="ce9" table:formula="of:=15+SUM([.B45:.AD45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46]=&quot;r&quot;;3;IF([.A4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46]=&quot;r&quot;;3;IF([.C4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46]=&quot;r&quot;;3;IF([.E4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46]=&quot;r&quot;;3;IF([.G4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46]=&quot;r&quot;;3;IF([.I46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46]=&quot;r&quot;;4;IF([.K4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46]=&quot;r&quot;;4;IF([.M4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46]=&quot;r&quot;;4;IF([.O4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46]=&quot;r&quot;;4;IF([.Q4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46]=&quot;r&quot;;4;IF([.S46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46]=&quot;r&quot;;5;IF([.U4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46]=&quot;r&quot;;5;IF([.W4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46]=&quot;r&quot;;5;IF([.Y4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46]=&quot;r&quot;;5;IF([.AA4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46]=&quot;r&quot;;5;IF([.AC46]=&quot;f&quot;;-1.25;0))" office:value-type="float" office:value="0" calcext:value-type="float">
            <text:p>0</text:p>
          </table:table-cell>
          <table:table-cell table:style-name="ce9" table:formula="of:=15+SUM([.B46:.AD46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47]=&quot;r&quot;;3;IF([.A4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47]=&quot;r&quot;;3;IF([.C4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47]=&quot;r&quot;;3;IF([.E4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47]=&quot;r&quot;;3;IF([.G4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47]=&quot;r&quot;;3;IF([.I47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47]=&quot;r&quot;;4;IF([.K4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47]=&quot;r&quot;;4;IF([.M4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47]=&quot;r&quot;;4;IF([.O4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47]=&quot;r&quot;;4;IF([.Q4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47]=&quot;r&quot;;4;IF([.S47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47]=&quot;r&quot;;5;IF([.U4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47]=&quot;r&quot;;5;IF([.W4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47]=&quot;r&quot;;5;IF([.Y4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47]=&quot;r&quot;;5;IF([.AA4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47]=&quot;r&quot;;5;IF([.AC47]=&quot;f&quot;;-1.25;0))" office:value-type="float" office:value="0" calcext:value-type="float">
            <text:p>0</text:p>
          </table:table-cell>
          <table:table-cell table:style-name="ce9" table:formula="of:=15+SUM([.B47:.AD47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48]=&quot;r&quot;;3;IF([.A4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48]=&quot;r&quot;;3;IF([.C4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48]=&quot;r&quot;;3;IF([.E4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48]=&quot;r&quot;;3;IF([.G4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48]=&quot;r&quot;;3;IF([.I48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48]=&quot;r&quot;;4;IF([.K4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48]=&quot;r&quot;;4;IF([.M4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48]=&quot;r&quot;;4;IF([.O4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48]=&quot;r&quot;;4;IF([.Q4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48]=&quot;r&quot;;4;IF([.S48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48]=&quot;r&quot;;5;IF([.U4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48]=&quot;r&quot;;5;IF([.W4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48]=&quot;r&quot;;5;IF([.Y4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48]=&quot;r&quot;;5;IF([.AA4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48]=&quot;r&quot;;5;IF([.AC48]=&quot;f&quot;;-1.25;0))" office:value-type="float" office:value="0" calcext:value-type="float">
            <text:p>0</text:p>
          </table:table-cell>
          <table:table-cell table:style-name="ce9" table:formula="of:=15+SUM([.B48:.AD48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49]=&quot;r&quot;;3;IF([.A4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49]=&quot;r&quot;;3;IF([.C4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49]=&quot;r&quot;;3;IF([.E4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49]=&quot;r&quot;;3;IF([.G4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49]=&quot;r&quot;;3;IF([.I49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49]=&quot;r&quot;;4;IF([.K4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49]=&quot;r&quot;;4;IF([.M4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49]=&quot;r&quot;;4;IF([.O4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49]=&quot;r&quot;;4;IF([.Q4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49]=&quot;r&quot;;4;IF([.S49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49]=&quot;r&quot;;5;IF([.U4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49]=&quot;r&quot;;5;IF([.W4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49]=&quot;r&quot;;5;IF([.Y4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49]=&quot;r&quot;;5;IF([.AA4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49]=&quot;r&quot;;5;IF([.AC49]=&quot;f&quot;;-1.25;0))" office:value-type="float" office:value="0" calcext:value-type="float">
            <text:p>0</text:p>
          </table:table-cell>
          <table:table-cell table:style-name="ce9" table:formula="of:=15+SUM([.B49:.AD49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50]=&quot;r&quot;;3;IF([.A5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50]=&quot;r&quot;;3;IF([.C5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50]=&quot;r&quot;;3;IF([.E5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50]=&quot;r&quot;;3;IF([.G5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50]=&quot;r&quot;;3;IF([.I50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50]=&quot;r&quot;;4;IF([.K5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50]=&quot;r&quot;;4;IF([.M5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50]=&quot;r&quot;;4;IF([.O5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50]=&quot;r&quot;;4;IF([.Q5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50]=&quot;r&quot;;4;IF([.S50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50]=&quot;r&quot;;5;IF([.U5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50]=&quot;r&quot;;5;IF([.W5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50]=&quot;r&quot;;5;IF([.Y5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50]=&quot;r&quot;;5;IF([.AA5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50]=&quot;r&quot;;5;IF([.AC50]=&quot;f&quot;;-1.25;0))" office:value-type="float" office:value="0" calcext:value-type="float">
            <text:p>0</text:p>
          </table:table-cell>
          <table:table-cell table:style-name="ce9" table:formula="of:=15+SUM([.B50:.AD50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51]=&quot;r&quot;;3;IF([.A5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51]=&quot;r&quot;;3;IF([.C5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51]=&quot;r&quot;;3;IF([.E5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51]=&quot;r&quot;;3;IF([.G5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51]=&quot;r&quot;;3;IF([.I51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51]=&quot;r&quot;;4;IF([.K5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51]=&quot;r&quot;;4;IF([.M5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51]=&quot;r&quot;;4;IF([.O5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51]=&quot;r&quot;;4;IF([.Q5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51]=&quot;r&quot;;4;IF([.S51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51]=&quot;r&quot;;5;IF([.U5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51]=&quot;r&quot;;5;IF([.W5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51]=&quot;r&quot;;5;IF([.Y5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51]=&quot;r&quot;;5;IF([.AA5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51]=&quot;r&quot;;5;IF([.AC51]=&quot;f&quot;;-1.25;0))" office:value-type="float" office:value="0" calcext:value-type="float">
            <text:p>0</text:p>
          </table:table-cell>
          <table:table-cell table:style-name="ce9" table:formula="of:=15+SUM([.B51:.AD51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52]=&quot;r&quot;;3;IF([.A5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52]=&quot;r&quot;;3;IF([.C5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52]=&quot;r&quot;;3;IF([.E5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52]=&quot;r&quot;;3;IF([.G5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52]=&quot;r&quot;;3;IF([.I52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52]=&quot;r&quot;;4;IF([.K5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52]=&quot;r&quot;;4;IF([.M5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52]=&quot;r&quot;;4;IF([.O5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52]=&quot;r&quot;;4;IF([.Q5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52]=&quot;r&quot;;4;IF([.S52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52]=&quot;r&quot;;5;IF([.U5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52]=&quot;r&quot;;5;IF([.W5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52]=&quot;r&quot;;5;IF([.Y5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52]=&quot;r&quot;;5;IF([.AA5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52]=&quot;r&quot;;5;IF([.AC52]=&quot;f&quot;;-1.25;0))" office:value-type="float" office:value="0" calcext:value-type="float">
            <text:p>0</text:p>
          </table:table-cell>
          <table:table-cell table:style-name="ce9" table:formula="of:=15+SUM([.B52:.AD52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53]=&quot;r&quot;;3;IF([.A5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53]=&quot;r&quot;;3;IF([.C5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53]=&quot;r&quot;;3;IF([.E5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53]=&quot;r&quot;;3;IF([.G5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53]=&quot;r&quot;;3;IF([.I53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53]=&quot;r&quot;;4;IF([.K5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53]=&quot;r&quot;;4;IF([.M5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53]=&quot;r&quot;;4;IF([.O5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53]=&quot;r&quot;;4;IF([.Q5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53]=&quot;r&quot;;4;IF([.S53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53]=&quot;r&quot;;5;IF([.U5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53]=&quot;r&quot;;5;IF([.W5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53]=&quot;r&quot;;5;IF([.Y5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53]=&quot;r&quot;;5;IF([.AA5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53]=&quot;r&quot;;5;IF([.AC53]=&quot;f&quot;;-1.25;0))" office:value-type="float" office:value="0" calcext:value-type="float">
            <text:p>0</text:p>
          </table:table-cell>
          <table:table-cell table:style-name="ce9" table:formula="of:=15+SUM([.B53:.AD53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54]=&quot;r&quot;;3;IF([.A5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54]=&quot;r&quot;;3;IF([.C5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54]=&quot;r&quot;;3;IF([.E5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54]=&quot;r&quot;;3;IF([.G5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54]=&quot;r&quot;;3;IF([.I54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54]=&quot;r&quot;;4;IF([.K5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54]=&quot;r&quot;;4;IF([.M5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54]=&quot;r&quot;;4;IF([.O5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54]=&quot;r&quot;;4;IF([.Q5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54]=&quot;r&quot;;4;IF([.S54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54]=&quot;r&quot;;5;IF([.U5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54]=&quot;r&quot;;5;IF([.W5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54]=&quot;r&quot;;5;IF([.Y5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54]=&quot;r&quot;;5;IF([.AA5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54]=&quot;r&quot;;5;IF([.AC54]=&quot;f&quot;;-1.25;0))" office:value-type="float" office:value="0" calcext:value-type="float">
            <text:p>0</text:p>
          </table:table-cell>
          <table:table-cell table:style-name="ce9" table:formula="of:=15+SUM([.B54:.AD54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55]=&quot;r&quot;;3;IF([.A5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55]=&quot;r&quot;;3;IF([.C5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55]=&quot;r&quot;;3;IF([.E5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55]=&quot;r&quot;;3;IF([.G5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55]=&quot;r&quot;;3;IF([.I55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55]=&quot;r&quot;;4;IF([.K5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55]=&quot;r&quot;;4;IF([.M5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55]=&quot;r&quot;;4;IF([.O5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55]=&quot;r&quot;;4;IF([.Q5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55]=&quot;r&quot;;4;IF([.S55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55]=&quot;r&quot;;5;IF([.U5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55]=&quot;r&quot;;5;IF([.W5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55]=&quot;r&quot;;5;IF([.Y5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55]=&quot;r&quot;;5;IF([.AA5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55]=&quot;r&quot;;5;IF([.AC55]=&quot;f&quot;;-1.25;0))" office:value-type="float" office:value="0" calcext:value-type="float">
            <text:p>0</text:p>
          </table:table-cell>
          <table:table-cell table:style-name="ce9" table:formula="of:=15+SUM([.B55:.AD55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56]=&quot;r&quot;;3;IF([.A5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56]=&quot;r&quot;;3;IF([.C5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56]=&quot;r&quot;;3;IF([.E5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56]=&quot;r&quot;;3;IF([.G5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56]=&quot;r&quot;;3;IF([.I56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56]=&quot;r&quot;;4;IF([.K5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56]=&quot;r&quot;;4;IF([.M5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56]=&quot;r&quot;;4;IF([.O5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56]=&quot;r&quot;;4;IF([.Q5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56]=&quot;r&quot;;4;IF([.S56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56]=&quot;r&quot;;5;IF([.U5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56]=&quot;r&quot;;5;IF([.W5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56]=&quot;r&quot;;5;IF([.Y5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56]=&quot;r&quot;;5;IF([.AA5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56]=&quot;r&quot;;5;IF([.AC56]=&quot;f&quot;;-1.25;0))" office:value-type="float" office:value="0" calcext:value-type="float">
            <text:p>0</text:p>
          </table:table-cell>
          <table:table-cell table:style-name="ce9" table:formula="of:=15+SUM([.B56:.AD56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57]=&quot;r&quot;;3;IF([.A5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57]=&quot;r&quot;;3;IF([.C5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57]=&quot;r&quot;;3;IF([.E5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57]=&quot;r&quot;;3;IF([.G5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57]=&quot;r&quot;;3;IF([.I57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57]=&quot;r&quot;;4;IF([.K5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57]=&quot;r&quot;;4;IF([.M5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57]=&quot;r&quot;;4;IF([.O5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57]=&quot;r&quot;;4;IF([.Q5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57]=&quot;r&quot;;4;IF([.S57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57]=&quot;r&quot;;5;IF([.U5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57]=&quot;r&quot;;5;IF([.W5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57]=&quot;r&quot;;5;IF([.Y5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57]=&quot;r&quot;;5;IF([.AA5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57]=&quot;r&quot;;5;IF([.AC57]=&quot;f&quot;;-1.25;0))" office:value-type="float" office:value="0" calcext:value-type="float">
            <text:p>0</text:p>
          </table:table-cell>
          <table:table-cell table:style-name="ce9" table:formula="of:=15+SUM([.B57:.AD57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58]=&quot;r&quot;;3;IF([.A5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58]=&quot;r&quot;;3;IF([.C5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58]=&quot;r&quot;;3;IF([.E5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58]=&quot;r&quot;;3;IF([.G5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58]=&quot;r&quot;;3;IF([.I58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58]=&quot;r&quot;;4;IF([.K5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58]=&quot;r&quot;;4;IF([.M5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58]=&quot;r&quot;;4;IF([.O5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58]=&quot;r&quot;;4;IF([.Q5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58]=&quot;r&quot;;4;IF([.S58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58]=&quot;r&quot;;5;IF([.U5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58]=&quot;r&quot;;5;IF([.W5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58]=&quot;r&quot;;5;IF([.Y5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58]=&quot;r&quot;;5;IF([.AA5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58]=&quot;r&quot;;5;IF([.AC58]=&quot;f&quot;;-1.25;0))" office:value-type="float" office:value="0" calcext:value-type="float">
            <text:p>0</text:p>
          </table:table-cell>
          <table:table-cell table:style-name="ce9" table:formula="of:=15+SUM([.B58:.AD58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59]=&quot;r&quot;;3;IF([.A5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59]=&quot;r&quot;;3;IF([.C5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59]=&quot;r&quot;;3;IF([.E5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59]=&quot;r&quot;;3;IF([.G5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59]=&quot;r&quot;;3;IF([.I59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59]=&quot;r&quot;;4;IF([.K5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59]=&quot;r&quot;;4;IF([.M5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59]=&quot;r&quot;;4;IF([.O5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59]=&quot;r&quot;;4;IF([.Q5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59]=&quot;r&quot;;4;IF([.S59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59]=&quot;r&quot;;5;IF([.U5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59]=&quot;r&quot;;5;IF([.W5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59]=&quot;r&quot;;5;IF([.Y5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59]=&quot;r&quot;;5;IF([.AA5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59]=&quot;r&quot;;5;IF([.AC59]=&quot;f&quot;;-1.25;0))" office:value-type="float" office:value="0" calcext:value-type="float">
            <text:p>0</text:p>
          </table:table-cell>
          <table:table-cell table:style-name="ce9" table:formula="of:=15+SUM([.B59:.AD59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60]=&quot;r&quot;;3;IF([.A6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60]=&quot;r&quot;;3;IF([.C6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60]=&quot;r&quot;;3;IF([.E6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60]=&quot;r&quot;;3;IF([.G6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60]=&quot;r&quot;;3;IF([.I60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60]=&quot;r&quot;;4;IF([.K6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60]=&quot;r&quot;;4;IF([.M6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60]=&quot;r&quot;;4;IF([.O6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60]=&quot;r&quot;;4;IF([.Q6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60]=&quot;r&quot;;4;IF([.S60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60]=&quot;r&quot;;5;IF([.U6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60]=&quot;r&quot;;5;IF([.W6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60]=&quot;r&quot;;5;IF([.Y6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60]=&quot;r&quot;;5;IF([.AA6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60]=&quot;r&quot;;5;IF([.AC60]=&quot;f&quot;;-1.25;0))" office:value-type="float" office:value="0" calcext:value-type="float">
            <text:p>0</text:p>
          </table:table-cell>
          <table:table-cell table:style-name="ce9" table:formula="of:=15+SUM([.B60:.AD60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61]=&quot;r&quot;;3;IF([.A6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61]=&quot;r&quot;;3;IF([.C6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61]=&quot;r&quot;;3;IF([.E6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61]=&quot;r&quot;;3;IF([.G6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61]=&quot;r&quot;;3;IF([.I61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61]=&quot;r&quot;;4;IF([.K6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61]=&quot;r&quot;;4;IF([.M6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61]=&quot;r&quot;;4;IF([.O6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61]=&quot;r&quot;;4;IF([.Q6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61]=&quot;r&quot;;4;IF([.S61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61]=&quot;r&quot;;5;IF([.U6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61]=&quot;r&quot;;5;IF([.W6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61]=&quot;r&quot;;5;IF([.Y6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61]=&quot;r&quot;;5;IF([.AA6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61]=&quot;r&quot;;5;IF([.AC61]=&quot;f&quot;;-1.25;0))" office:value-type="float" office:value="0" calcext:value-type="float">
            <text:p>0</text:p>
          </table:table-cell>
          <table:table-cell table:style-name="ce9" table:formula="of:=15+SUM([.B61:.AD61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62]=&quot;r&quot;;3;IF([.A6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62]=&quot;r&quot;;3;IF([.C6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62]=&quot;r&quot;;3;IF([.E6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62]=&quot;r&quot;;3;IF([.G6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62]=&quot;r&quot;;3;IF([.I62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62]=&quot;r&quot;;4;IF([.K6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62]=&quot;r&quot;;4;IF([.M6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62]=&quot;r&quot;;4;IF([.O6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62]=&quot;r&quot;;4;IF([.Q6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62]=&quot;r&quot;;4;IF([.S62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62]=&quot;r&quot;;5;IF([.U6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62]=&quot;r&quot;;5;IF([.W6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62]=&quot;r&quot;;5;IF([.Y6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62]=&quot;r&quot;;5;IF([.AA6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62]=&quot;r&quot;;5;IF([.AC62]=&quot;f&quot;;-1.25;0))" office:value-type="float" office:value="0" calcext:value-type="float">
            <text:p>0</text:p>
          </table:table-cell>
          <table:table-cell table:style-name="ce9" table:formula="of:=15+SUM([.B62:.AD62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63]=&quot;r&quot;;3;IF([.A6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63]=&quot;r&quot;;3;IF([.C6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63]=&quot;r&quot;;3;IF([.E6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63]=&quot;r&quot;;3;IF([.G6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63]=&quot;r&quot;;3;IF([.I63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63]=&quot;r&quot;;4;IF([.K6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63]=&quot;r&quot;;4;IF([.M6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63]=&quot;r&quot;;4;IF([.O6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63]=&quot;r&quot;;4;IF([.Q6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63]=&quot;r&quot;;4;IF([.S63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63]=&quot;r&quot;;5;IF([.U6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63]=&quot;r&quot;;5;IF([.W6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63]=&quot;r&quot;;5;IF([.Y6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63]=&quot;r&quot;;5;IF([.AA6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63]=&quot;r&quot;;5;IF([.AC63]=&quot;f&quot;;-1.25;0))" office:value-type="float" office:value="0" calcext:value-type="float">
            <text:p>0</text:p>
          </table:table-cell>
          <table:table-cell table:style-name="ce9" table:formula="of:=15+SUM([.B63:.AD63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64]=&quot;r&quot;;3;IF([.A6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64]=&quot;r&quot;;3;IF([.C6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64]=&quot;r&quot;;3;IF([.E6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64]=&quot;r&quot;;3;IF([.G6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64]=&quot;r&quot;;3;IF([.I64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64]=&quot;r&quot;;4;IF([.K6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64]=&quot;r&quot;;4;IF([.M6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64]=&quot;r&quot;;4;IF([.O6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64]=&quot;r&quot;;4;IF([.Q6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64]=&quot;r&quot;;4;IF([.S64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64]=&quot;r&quot;;5;IF([.U6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64]=&quot;r&quot;;5;IF([.W6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64]=&quot;r&quot;;5;IF([.Y6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64]=&quot;r&quot;;5;IF([.AA6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64]=&quot;r&quot;;5;IF([.AC64]=&quot;f&quot;;-1.25;0))" office:value-type="float" office:value="0" calcext:value-type="float">
            <text:p>0</text:p>
          </table:table-cell>
          <table:table-cell table:style-name="ce9" table:formula="of:=15+SUM([.B64:.AD64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65]=&quot;r&quot;;3;IF([.A6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65]=&quot;r&quot;;3;IF([.C6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65]=&quot;r&quot;;3;IF([.E6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65]=&quot;r&quot;;3;IF([.G6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65]=&quot;r&quot;;3;IF([.I65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65]=&quot;r&quot;;4;IF([.K6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65]=&quot;r&quot;;4;IF([.M6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65]=&quot;r&quot;;4;IF([.O6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65]=&quot;r&quot;;4;IF([.Q6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65]=&quot;r&quot;;4;IF([.S65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65]=&quot;r&quot;;5;IF([.U6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65]=&quot;r&quot;;5;IF([.W6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65]=&quot;r&quot;;5;IF([.Y6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65]=&quot;r&quot;;5;IF([.AA6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65]=&quot;r&quot;;5;IF([.AC65]=&quot;f&quot;;-1.25;0))" office:value-type="float" office:value="0" calcext:value-type="float">
            <text:p>0</text:p>
          </table:table-cell>
          <table:table-cell table:style-name="ce9" table:formula="of:=15+SUM([.B65:.AD65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66]=&quot;r&quot;;3;IF([.A6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66]=&quot;r&quot;;3;IF([.C6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66]=&quot;r&quot;;3;IF([.E6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66]=&quot;r&quot;;3;IF([.G6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66]=&quot;r&quot;;3;IF([.I66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66]=&quot;r&quot;;4;IF([.K6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66]=&quot;r&quot;;4;IF([.M6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66]=&quot;r&quot;;4;IF([.O6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66]=&quot;r&quot;;4;IF([.Q6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66]=&quot;r&quot;;4;IF([.S66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66]=&quot;r&quot;;5;IF([.U6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66]=&quot;r&quot;;5;IF([.W6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66]=&quot;r&quot;;5;IF([.Y6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66]=&quot;r&quot;;5;IF([.AA6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66]=&quot;r&quot;;5;IF([.AC66]=&quot;f&quot;;-1.25;0))" office:value-type="float" office:value="0" calcext:value-type="float">
            <text:p>0</text:p>
          </table:table-cell>
          <table:table-cell table:style-name="ce9" table:formula="of:=15+SUM([.B66:.AD66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67]=&quot;r&quot;;3;IF([.A6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67]=&quot;r&quot;;3;IF([.C6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67]=&quot;r&quot;;3;IF([.E6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67]=&quot;r&quot;;3;IF([.G6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67]=&quot;r&quot;;3;IF([.I67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67]=&quot;r&quot;;4;IF([.K6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67]=&quot;r&quot;;4;IF([.M6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67]=&quot;r&quot;;4;IF([.O6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67]=&quot;r&quot;;4;IF([.Q6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67]=&quot;r&quot;;4;IF([.S67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67]=&quot;r&quot;;5;IF([.U6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67]=&quot;r&quot;;5;IF([.W6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67]=&quot;r&quot;;5;IF([.Y6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67]=&quot;r&quot;;5;IF([.AA6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67]=&quot;r&quot;;5;IF([.AC67]=&quot;f&quot;;-1.25;0))" office:value-type="float" office:value="0" calcext:value-type="float">
            <text:p>0</text:p>
          </table:table-cell>
          <table:table-cell table:style-name="ce9" table:formula="of:=15+SUM([.B67:.AD67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68]=&quot;r&quot;;3;IF([.A6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68]=&quot;r&quot;;3;IF([.C6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68]=&quot;r&quot;;3;IF([.E6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68]=&quot;r&quot;;3;IF([.G6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68]=&quot;r&quot;;3;IF([.I68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68]=&quot;r&quot;;4;IF([.K6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68]=&quot;r&quot;;4;IF([.M6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68]=&quot;r&quot;;4;IF([.O6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68]=&quot;r&quot;;4;IF([.Q6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68]=&quot;r&quot;;4;IF([.S68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68]=&quot;r&quot;;5;IF([.U6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68]=&quot;r&quot;;5;IF([.W6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68]=&quot;r&quot;;5;IF([.Y6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68]=&quot;r&quot;;5;IF([.AA6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68]=&quot;r&quot;;5;IF([.AC68]=&quot;f&quot;;-1.25;0))" office:value-type="float" office:value="0" calcext:value-type="float">
            <text:p>0</text:p>
          </table:table-cell>
          <table:table-cell table:style-name="ce9" table:formula="of:=15+SUM([.B68:.AD68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69]=&quot;r&quot;;3;IF([.A6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69]=&quot;r&quot;;3;IF([.C6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69]=&quot;r&quot;;3;IF([.E6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69]=&quot;r&quot;;3;IF([.G6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69]=&quot;r&quot;;3;IF([.I69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69]=&quot;r&quot;;4;IF([.K6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69]=&quot;r&quot;;4;IF([.M6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69]=&quot;r&quot;;4;IF([.O6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69]=&quot;r&quot;;4;IF([.Q6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69]=&quot;r&quot;;4;IF([.S69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69]=&quot;r&quot;;5;IF([.U6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69]=&quot;r&quot;;5;IF([.W6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69]=&quot;r&quot;;5;IF([.Y6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69]=&quot;r&quot;;5;IF([.AA6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69]=&quot;r&quot;;5;IF([.AC69]=&quot;f&quot;;-1.25;0))" office:value-type="float" office:value="0" calcext:value-type="float">
            <text:p>0</text:p>
          </table:table-cell>
          <table:table-cell table:style-name="ce9" table:formula="of:=15+SUM([.B69:.AD69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70]=&quot;r&quot;;3;IF([.A7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70]=&quot;r&quot;;3;IF([.C7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70]=&quot;r&quot;;3;IF([.E7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70]=&quot;r&quot;;3;IF([.G7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70]=&quot;r&quot;;3;IF([.I70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70]=&quot;r&quot;;4;IF([.K7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70]=&quot;r&quot;;4;IF([.M7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70]=&quot;r&quot;;4;IF([.O7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70]=&quot;r&quot;;4;IF([.Q7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70]=&quot;r&quot;;4;IF([.S70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70]=&quot;r&quot;;5;IF([.U7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70]=&quot;r&quot;;5;IF([.W7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70]=&quot;r&quot;;5;IF([.Y7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70]=&quot;r&quot;;5;IF([.AA7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70]=&quot;r&quot;;5;IF([.AC70]=&quot;f&quot;;-1.25;0))" office:value-type="float" office:value="0" calcext:value-type="float">
            <text:p>0</text:p>
          </table:table-cell>
          <table:table-cell table:style-name="ce9" table:formula="of:=15+SUM([.B70:.AD70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71]=&quot;r&quot;;3;IF([.A7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71]=&quot;r&quot;;3;IF([.C7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71]=&quot;r&quot;;3;IF([.E7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71]=&quot;r&quot;;3;IF([.G7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71]=&quot;r&quot;;3;IF([.I71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71]=&quot;r&quot;;4;IF([.K7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71]=&quot;r&quot;;4;IF([.M7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71]=&quot;r&quot;;4;IF([.O7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71]=&quot;r&quot;;4;IF([.Q7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71]=&quot;r&quot;;4;IF([.S71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71]=&quot;r&quot;;5;IF([.U7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71]=&quot;r&quot;;5;IF([.W7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71]=&quot;r&quot;;5;IF([.Y7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71]=&quot;r&quot;;5;IF([.AA7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71]=&quot;r&quot;;5;IF([.AC71]=&quot;f&quot;;-1.25;0))" office:value-type="float" office:value="0" calcext:value-type="float">
            <text:p>0</text:p>
          </table:table-cell>
          <table:table-cell table:style-name="ce9" table:formula="of:=15+SUM([.B71:.AD71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72]=&quot;r&quot;;3;IF([.A7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72]=&quot;r&quot;;3;IF([.C7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72]=&quot;r&quot;;3;IF([.E7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72]=&quot;r&quot;;3;IF([.G7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72]=&quot;r&quot;;3;IF([.I72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72]=&quot;r&quot;;4;IF([.K7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72]=&quot;r&quot;;4;IF([.M7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72]=&quot;r&quot;;4;IF([.O7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72]=&quot;r&quot;;4;IF([.Q7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72]=&quot;r&quot;;4;IF([.S72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72]=&quot;r&quot;;5;IF([.U7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72]=&quot;r&quot;;5;IF([.W7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72]=&quot;r&quot;;5;IF([.Y7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72]=&quot;r&quot;;5;IF([.AA7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72]=&quot;r&quot;;5;IF([.AC72]=&quot;f&quot;;-1.25;0))" office:value-type="float" office:value="0" calcext:value-type="float">
            <text:p>0</text:p>
          </table:table-cell>
          <table:table-cell table:style-name="ce9" table:formula="of:=15+SUM([.B72:.AD72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73]=&quot;r&quot;;3;IF([.A7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73]=&quot;r&quot;;3;IF([.C7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73]=&quot;r&quot;;3;IF([.E7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73]=&quot;r&quot;;3;IF([.G7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73]=&quot;r&quot;;3;IF([.I73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73]=&quot;r&quot;;4;IF([.K7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73]=&quot;r&quot;;4;IF([.M7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73]=&quot;r&quot;;4;IF([.O7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73]=&quot;r&quot;;4;IF([.Q7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73]=&quot;r&quot;;4;IF([.S73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73]=&quot;r&quot;;5;IF([.U7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73]=&quot;r&quot;;5;IF([.W7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73]=&quot;r&quot;;5;IF([.Y7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73]=&quot;r&quot;;5;IF([.AA7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73]=&quot;r&quot;;5;IF([.AC73]=&quot;f&quot;;-1.25;0))" office:value-type="float" office:value="0" calcext:value-type="float">
            <text:p>0</text:p>
          </table:table-cell>
          <table:table-cell table:style-name="ce9" table:formula="of:=15+SUM([.B73:.AD73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74]=&quot;r&quot;;3;IF([.A7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74]=&quot;r&quot;;3;IF([.C7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74]=&quot;r&quot;;3;IF([.E7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74]=&quot;r&quot;;3;IF([.G7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74]=&quot;r&quot;;3;IF([.I74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74]=&quot;r&quot;;4;IF([.K7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74]=&quot;r&quot;;4;IF([.M7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74]=&quot;r&quot;;4;IF([.O7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74]=&quot;r&quot;;4;IF([.Q7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74]=&quot;r&quot;;4;IF([.S74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74]=&quot;r&quot;;5;IF([.U7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74]=&quot;r&quot;;5;IF([.W7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74]=&quot;r&quot;;5;IF([.Y7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74]=&quot;r&quot;;5;IF([.AA7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74]=&quot;r&quot;;5;IF([.AC74]=&quot;f&quot;;-1.25;0))" office:value-type="float" office:value="0" calcext:value-type="float">
            <text:p>0</text:p>
          </table:table-cell>
          <table:table-cell table:style-name="ce9" table:formula="of:=15+SUM([.B74:.AD74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75]=&quot;r&quot;;3;IF([.A7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75]=&quot;r&quot;;3;IF([.C7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75]=&quot;r&quot;;3;IF([.E7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75]=&quot;r&quot;;3;IF([.G7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75]=&quot;r&quot;;3;IF([.I75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75]=&quot;r&quot;;4;IF([.K7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75]=&quot;r&quot;;4;IF([.M7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75]=&quot;r&quot;;4;IF([.O7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75]=&quot;r&quot;;4;IF([.Q7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75]=&quot;r&quot;;4;IF([.S75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75]=&quot;r&quot;;5;IF([.U7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75]=&quot;r&quot;;5;IF([.W7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75]=&quot;r&quot;;5;IF([.Y7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75]=&quot;r&quot;;5;IF([.AA7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75]=&quot;r&quot;;5;IF([.AC75]=&quot;f&quot;;-1.25;0))" office:value-type="float" office:value="0" calcext:value-type="float">
            <text:p>0</text:p>
          </table:table-cell>
          <table:table-cell table:style-name="ce9" table:formula="of:=15+SUM([.B75:.AD75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76]=&quot;r&quot;;3;IF([.A7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76]=&quot;r&quot;;3;IF([.C7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76]=&quot;r&quot;;3;IF([.E7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76]=&quot;r&quot;;3;IF([.G7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76]=&quot;r&quot;;3;IF([.I76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76]=&quot;r&quot;;4;IF([.K7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76]=&quot;r&quot;;4;IF([.M7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76]=&quot;r&quot;;4;IF([.O7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76]=&quot;r&quot;;4;IF([.Q7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76]=&quot;r&quot;;4;IF([.S76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76]=&quot;r&quot;;5;IF([.U7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76]=&quot;r&quot;;5;IF([.W7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76]=&quot;r&quot;;5;IF([.Y7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76]=&quot;r&quot;;5;IF([.AA7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76]=&quot;r&quot;;5;IF([.AC76]=&quot;f&quot;;-1.25;0))" office:value-type="float" office:value="0" calcext:value-type="float">
            <text:p>0</text:p>
          </table:table-cell>
          <table:table-cell table:style-name="ce9" table:formula="of:=15+SUM([.B76:.AD76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77]=&quot;r&quot;;3;IF([.A7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77]=&quot;r&quot;;3;IF([.C7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77]=&quot;r&quot;;3;IF([.E7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77]=&quot;r&quot;;3;IF([.G7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77]=&quot;r&quot;;3;IF([.I77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77]=&quot;r&quot;;4;IF([.K7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77]=&quot;r&quot;;4;IF([.M7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77]=&quot;r&quot;;4;IF([.O7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77]=&quot;r&quot;;4;IF([.Q7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77]=&quot;r&quot;;4;IF([.S77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77]=&quot;r&quot;;5;IF([.U7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77]=&quot;r&quot;;5;IF([.W7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77]=&quot;r&quot;;5;IF([.Y7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77]=&quot;r&quot;;5;IF([.AA7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77]=&quot;r&quot;;5;IF([.AC77]=&quot;f&quot;;-1.25;0))" office:value-type="float" office:value="0" calcext:value-type="float">
            <text:p>0</text:p>
          </table:table-cell>
          <table:table-cell table:style-name="ce9" table:formula="of:=15+SUM([.B77:.AD77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78]=&quot;r&quot;;3;IF([.A7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78]=&quot;r&quot;;3;IF([.C7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78]=&quot;r&quot;;3;IF([.E7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78]=&quot;r&quot;;3;IF([.G7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78]=&quot;r&quot;;3;IF([.I78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78]=&quot;r&quot;;4;IF([.K7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78]=&quot;r&quot;;4;IF([.M7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78]=&quot;r&quot;;4;IF([.O7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78]=&quot;r&quot;;4;IF([.Q7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78]=&quot;r&quot;;4;IF([.S78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78]=&quot;r&quot;;5;IF([.U7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78]=&quot;r&quot;;5;IF([.W7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78]=&quot;r&quot;;5;IF([.Y7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78]=&quot;r&quot;;5;IF([.AA7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78]=&quot;r&quot;;5;IF([.AC78]=&quot;f&quot;;-1.25;0))" office:value-type="float" office:value="0" calcext:value-type="float">
            <text:p>0</text:p>
          </table:table-cell>
          <table:table-cell table:style-name="ce9" table:formula="of:=15+SUM([.B78:.AD78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79]=&quot;r&quot;;3;IF([.A7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79]=&quot;r&quot;;3;IF([.C7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79]=&quot;r&quot;;3;IF([.E7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79]=&quot;r&quot;;3;IF([.G7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79]=&quot;r&quot;;3;IF([.I79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79]=&quot;r&quot;;4;IF([.K7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79]=&quot;r&quot;;4;IF([.M7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79]=&quot;r&quot;;4;IF([.O7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79]=&quot;r&quot;;4;IF([.Q7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79]=&quot;r&quot;;4;IF([.S79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79]=&quot;r&quot;;5;IF([.U7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79]=&quot;r&quot;;5;IF([.W7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79]=&quot;r&quot;;5;IF([.Y7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79]=&quot;r&quot;;5;IF([.AA7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79]=&quot;r&quot;;5;IF([.AC79]=&quot;f&quot;;-1.25;0))" office:value-type="float" office:value="0" calcext:value-type="float">
            <text:p>0</text:p>
          </table:table-cell>
          <table:table-cell table:style-name="ce9" table:formula="of:=15+SUM([.B79:.AD79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80]=&quot;r&quot;;3;IF([.A8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80]=&quot;r&quot;;3;IF([.C8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80]=&quot;r&quot;;3;IF([.E8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80]=&quot;r&quot;;3;IF([.G8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80]=&quot;r&quot;;3;IF([.I80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80]=&quot;r&quot;;4;IF([.K8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80]=&quot;r&quot;;4;IF([.M8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80]=&quot;r&quot;;4;IF([.O8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80]=&quot;r&quot;;4;IF([.Q8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80]=&quot;r&quot;;4;IF([.S80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80]=&quot;r&quot;;5;IF([.U8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80]=&quot;r&quot;;5;IF([.W8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80]=&quot;r&quot;;5;IF([.Y8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80]=&quot;r&quot;;5;IF([.AA8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80]=&quot;r&quot;;5;IF([.AC80]=&quot;f&quot;;-1.25;0))" office:value-type="float" office:value="0" calcext:value-type="float">
            <text:p>0</text:p>
          </table:table-cell>
          <table:table-cell table:style-name="ce9" table:formula="of:=15+SUM([.B80:.AD80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81]=&quot;r&quot;;3;IF([.A8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81]=&quot;r&quot;;3;IF([.C8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81]=&quot;r&quot;;3;IF([.E8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81]=&quot;r&quot;;3;IF([.G8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81]=&quot;r&quot;;3;IF([.I81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81]=&quot;r&quot;;4;IF([.K8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81]=&quot;r&quot;;4;IF([.M8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81]=&quot;r&quot;;4;IF([.O8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81]=&quot;r&quot;;4;IF([.Q8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81]=&quot;r&quot;;4;IF([.S81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81]=&quot;r&quot;;5;IF([.U8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81]=&quot;r&quot;;5;IF([.W8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81]=&quot;r&quot;;5;IF([.Y8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81]=&quot;r&quot;;5;IF([.AA8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81]=&quot;r&quot;;5;IF([.AC81]=&quot;f&quot;;-1.25;0))" office:value-type="float" office:value="0" calcext:value-type="float">
            <text:p>0</text:p>
          </table:table-cell>
          <table:table-cell table:style-name="ce9" table:formula="of:=15+SUM([.B81:.AD81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82]=&quot;r&quot;;3;IF([.A8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82]=&quot;r&quot;;3;IF([.C8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82]=&quot;r&quot;;3;IF([.E8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82]=&quot;r&quot;;3;IF([.G8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82]=&quot;r&quot;;3;IF([.I82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82]=&quot;r&quot;;4;IF([.K8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82]=&quot;r&quot;;4;IF([.M8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82]=&quot;r&quot;;4;IF([.O8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82]=&quot;r&quot;;4;IF([.Q8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82]=&quot;r&quot;;4;IF([.S82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82]=&quot;r&quot;;5;IF([.U8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82]=&quot;r&quot;;5;IF([.W8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82]=&quot;r&quot;;5;IF([.Y8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82]=&quot;r&quot;;5;IF([.AA8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82]=&quot;r&quot;;5;IF([.AC82]=&quot;f&quot;;-1.25;0))" office:value-type="float" office:value="0" calcext:value-type="float">
            <text:p>0</text:p>
          </table:table-cell>
          <table:table-cell table:style-name="ce9" table:formula="of:=15+SUM([.B82:.AD82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83]=&quot;r&quot;;3;IF([.A8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83]=&quot;r&quot;;3;IF([.C8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83]=&quot;r&quot;;3;IF([.E8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83]=&quot;r&quot;;3;IF([.G8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83]=&quot;r&quot;;3;IF([.I83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83]=&quot;r&quot;;4;IF([.K8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83]=&quot;r&quot;;4;IF([.M8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83]=&quot;r&quot;;4;IF([.O8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83]=&quot;r&quot;;4;IF([.Q8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83]=&quot;r&quot;;4;IF([.S83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83]=&quot;r&quot;;5;IF([.U8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83]=&quot;r&quot;;5;IF([.W8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83]=&quot;r&quot;;5;IF([.Y8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83]=&quot;r&quot;;5;IF([.AA8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83]=&quot;r&quot;;5;IF([.AC83]=&quot;f&quot;;-1.25;0))" office:value-type="float" office:value="0" calcext:value-type="float">
            <text:p>0</text:p>
          </table:table-cell>
          <table:table-cell table:style-name="ce9" table:formula="of:=15+SUM([.B83:.AD83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84]=&quot;r&quot;;3;IF([.A8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84]=&quot;r&quot;;3;IF([.C8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84]=&quot;r&quot;;3;IF([.E8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84]=&quot;r&quot;;3;IF([.G8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84]=&quot;r&quot;;3;IF([.I84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84]=&quot;r&quot;;4;IF([.K8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84]=&quot;r&quot;;4;IF([.M8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84]=&quot;r&quot;;4;IF([.O8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84]=&quot;r&quot;;4;IF([.Q8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84]=&quot;r&quot;;4;IF([.S84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84]=&quot;r&quot;;5;IF([.U8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84]=&quot;r&quot;;5;IF([.W8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84]=&quot;r&quot;;5;IF([.Y8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84]=&quot;r&quot;;5;IF([.AA8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84]=&quot;r&quot;;5;IF([.AC84]=&quot;f&quot;;-1.25;0))" office:value-type="float" office:value="0" calcext:value-type="float">
            <text:p>0</text:p>
          </table:table-cell>
          <table:table-cell table:style-name="ce9" table:formula="of:=15+SUM([.B84:.AD84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85]=&quot;r&quot;;3;IF([.A8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85]=&quot;r&quot;;3;IF([.C8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85]=&quot;r&quot;;3;IF([.E8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85]=&quot;r&quot;;3;IF([.G8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85]=&quot;r&quot;;3;IF([.I85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85]=&quot;r&quot;;4;IF([.K8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85]=&quot;r&quot;;4;IF([.M8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85]=&quot;r&quot;;4;IF([.O8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85]=&quot;r&quot;;4;IF([.Q8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85]=&quot;r&quot;;4;IF([.S85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85]=&quot;r&quot;;5;IF([.U8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85]=&quot;r&quot;;5;IF([.W8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85]=&quot;r&quot;;5;IF([.Y8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85]=&quot;r&quot;;5;IF([.AA8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85]=&quot;r&quot;;5;IF([.AC85]=&quot;f&quot;;-1.25;0))" office:value-type="float" office:value="0" calcext:value-type="float">
            <text:p>0</text:p>
          </table:table-cell>
          <table:table-cell table:style-name="ce9" table:formula="of:=15+SUM([.B85:.AD85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86]=&quot;r&quot;;3;IF([.A8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86]=&quot;r&quot;;3;IF([.C8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86]=&quot;r&quot;;3;IF([.E8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86]=&quot;r&quot;;3;IF([.G8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86]=&quot;r&quot;;3;IF([.I86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86]=&quot;r&quot;;4;IF([.K8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86]=&quot;r&quot;;4;IF([.M8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86]=&quot;r&quot;;4;IF([.O8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86]=&quot;r&quot;;4;IF([.Q8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86]=&quot;r&quot;;4;IF([.S86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86]=&quot;r&quot;;5;IF([.U8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86]=&quot;r&quot;;5;IF([.W8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86]=&quot;r&quot;;5;IF([.Y8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86]=&quot;r&quot;;5;IF([.AA8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86]=&quot;r&quot;;5;IF([.AC86]=&quot;f&quot;;-1.25;0))" office:value-type="float" office:value="0" calcext:value-type="float">
            <text:p>0</text:p>
          </table:table-cell>
          <table:table-cell table:style-name="ce9" table:formula="of:=15+SUM([.B86:.AD86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87]=&quot;r&quot;;3;IF([.A8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87]=&quot;r&quot;;3;IF([.C8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87]=&quot;r&quot;;3;IF([.E8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87]=&quot;r&quot;;3;IF([.G8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87]=&quot;r&quot;;3;IF([.I87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87]=&quot;r&quot;;4;IF([.K8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87]=&quot;r&quot;;4;IF([.M8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87]=&quot;r&quot;;4;IF([.O8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87]=&quot;r&quot;;4;IF([.Q8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87]=&quot;r&quot;;4;IF([.S87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87]=&quot;r&quot;;5;IF([.U8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87]=&quot;r&quot;;5;IF([.W8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87]=&quot;r&quot;;5;IF([.Y8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87]=&quot;r&quot;;5;IF([.AA8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87]=&quot;r&quot;;5;IF([.AC87]=&quot;f&quot;;-1.25;0))" office:value-type="float" office:value="0" calcext:value-type="float">
            <text:p>0</text:p>
          </table:table-cell>
          <table:table-cell table:style-name="ce9" table:formula="of:=15+SUM([.B87:.AD87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88]=&quot;r&quot;;3;IF([.A8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88]=&quot;r&quot;;3;IF([.C8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88]=&quot;r&quot;;3;IF([.E8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88]=&quot;r&quot;;3;IF([.G8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88]=&quot;r&quot;;3;IF([.I88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88]=&quot;r&quot;;4;IF([.K8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88]=&quot;r&quot;;4;IF([.M8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88]=&quot;r&quot;;4;IF([.O8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88]=&quot;r&quot;;4;IF([.Q8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88]=&quot;r&quot;;4;IF([.S88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88]=&quot;r&quot;;5;IF([.U8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88]=&quot;r&quot;;5;IF([.W8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88]=&quot;r&quot;;5;IF([.Y8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88]=&quot;r&quot;;5;IF([.AA8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88]=&quot;r&quot;;5;IF([.AC88]=&quot;f&quot;;-1.25;0))" office:value-type="float" office:value="0" calcext:value-type="float">
            <text:p>0</text:p>
          </table:table-cell>
          <table:table-cell table:style-name="ce9" table:formula="of:=15+SUM([.B88:.AD88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89]=&quot;r&quot;;3;IF([.A8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89]=&quot;r&quot;;3;IF([.C8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89]=&quot;r&quot;;3;IF([.E8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89]=&quot;r&quot;;3;IF([.G8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89]=&quot;r&quot;;3;IF([.I89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89]=&quot;r&quot;;4;IF([.K8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89]=&quot;r&quot;;4;IF([.M8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89]=&quot;r&quot;;4;IF([.O8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89]=&quot;r&quot;;4;IF([.Q8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89]=&quot;r&quot;;4;IF([.S89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89]=&quot;r&quot;;5;IF([.U8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89]=&quot;r&quot;;5;IF([.W8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89]=&quot;r&quot;;5;IF([.Y8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89]=&quot;r&quot;;5;IF([.AA8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89]=&quot;r&quot;;5;IF([.AC89]=&quot;f&quot;;-1.25;0))" office:value-type="float" office:value="0" calcext:value-type="float">
            <text:p>0</text:p>
          </table:table-cell>
          <table:table-cell table:style-name="ce9" table:formula="of:=15+SUM([.B89:.AD89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90]=&quot;r&quot;;3;IF([.A9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90]=&quot;r&quot;;3;IF([.C9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90]=&quot;r&quot;;3;IF([.E9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90]=&quot;r&quot;;3;IF([.G9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90]=&quot;r&quot;;3;IF([.I90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90]=&quot;r&quot;;4;IF([.K9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90]=&quot;r&quot;;4;IF([.M9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90]=&quot;r&quot;;4;IF([.O9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90]=&quot;r&quot;;4;IF([.Q9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90]=&quot;r&quot;;4;IF([.S90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90]=&quot;r&quot;;5;IF([.U9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90]=&quot;r&quot;;5;IF([.W9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90]=&quot;r&quot;;5;IF([.Y9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90]=&quot;r&quot;;5;IF([.AA9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90]=&quot;r&quot;;5;IF([.AC90]=&quot;f&quot;;-1.25;0))" office:value-type="float" office:value="0" calcext:value-type="float">
            <text:p>0</text:p>
          </table:table-cell>
          <table:table-cell table:style-name="ce9" table:formula="of:=15+SUM([.B90:.AD90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91]=&quot;r&quot;;3;IF([.A9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91]=&quot;r&quot;;3;IF([.C9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91]=&quot;r&quot;;3;IF([.E9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91]=&quot;r&quot;;3;IF([.G9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91]=&quot;r&quot;;3;IF([.I91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91]=&quot;r&quot;;4;IF([.K9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91]=&quot;r&quot;;4;IF([.M9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91]=&quot;r&quot;;4;IF([.O9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91]=&quot;r&quot;;4;IF([.Q9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91]=&quot;r&quot;;4;IF([.S91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91]=&quot;r&quot;;5;IF([.U9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91]=&quot;r&quot;;5;IF([.W9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91]=&quot;r&quot;;5;IF([.Y9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91]=&quot;r&quot;;5;IF([.AA9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91]=&quot;r&quot;;5;IF([.AC91]=&quot;f&quot;;-1.25;0))" office:value-type="float" office:value="0" calcext:value-type="float">
            <text:p>0</text:p>
          </table:table-cell>
          <table:table-cell table:style-name="ce9" table:formula="of:=15+SUM([.B91:.AD91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92]=&quot;r&quot;;3;IF([.A9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92]=&quot;r&quot;;3;IF([.C9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92]=&quot;r&quot;;3;IF([.E9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92]=&quot;r&quot;;3;IF([.G9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92]=&quot;r&quot;;3;IF([.I92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92]=&quot;r&quot;;4;IF([.K9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92]=&quot;r&quot;;4;IF([.M9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92]=&quot;r&quot;;4;IF([.O9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92]=&quot;r&quot;;4;IF([.Q9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92]=&quot;r&quot;;4;IF([.S92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92]=&quot;r&quot;;5;IF([.U9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92]=&quot;r&quot;;5;IF([.W9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92]=&quot;r&quot;;5;IF([.Y9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92]=&quot;r&quot;;5;IF([.AA9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92]=&quot;r&quot;;5;IF([.AC92]=&quot;f&quot;;-1.25;0))" office:value-type="float" office:value="0" calcext:value-type="float">
            <text:p>0</text:p>
          </table:table-cell>
          <table:table-cell table:style-name="ce9" table:formula="of:=15+SUM([.B92:.AD92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93]=&quot;r&quot;;3;IF([.A9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93]=&quot;r&quot;;3;IF([.C9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93]=&quot;r&quot;;3;IF([.E9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93]=&quot;r&quot;;3;IF([.G9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93]=&quot;r&quot;;3;IF([.I93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93]=&quot;r&quot;;4;IF([.K9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93]=&quot;r&quot;;4;IF([.M9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93]=&quot;r&quot;;4;IF([.O9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93]=&quot;r&quot;;4;IF([.Q9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93]=&quot;r&quot;;4;IF([.S93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93]=&quot;r&quot;;5;IF([.U9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93]=&quot;r&quot;;5;IF([.W9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93]=&quot;r&quot;;5;IF([.Y9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93]=&quot;r&quot;;5;IF([.AA9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93]=&quot;r&quot;;5;IF([.AC93]=&quot;f&quot;;-1.25;0))" office:value-type="float" office:value="0" calcext:value-type="float">
            <text:p>0</text:p>
          </table:table-cell>
          <table:table-cell table:style-name="ce9" table:formula="of:=15+SUM([.B93:.AD93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94]=&quot;r&quot;;3;IF([.A9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94]=&quot;r&quot;;3;IF([.C9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94]=&quot;r&quot;;3;IF([.E9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94]=&quot;r&quot;;3;IF([.G9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94]=&quot;r&quot;;3;IF([.I94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94]=&quot;r&quot;;4;IF([.K9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94]=&quot;r&quot;;4;IF([.M9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94]=&quot;r&quot;;4;IF([.O9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94]=&quot;r&quot;;4;IF([.Q9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94]=&quot;r&quot;;4;IF([.S94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94]=&quot;r&quot;;5;IF([.U9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94]=&quot;r&quot;;5;IF([.W9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94]=&quot;r&quot;;5;IF([.Y9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94]=&quot;r&quot;;5;IF([.AA9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94]=&quot;r&quot;;5;IF([.AC94]=&quot;f&quot;;-1.25;0))" office:value-type="float" office:value="0" calcext:value-type="float">
            <text:p>0</text:p>
          </table:table-cell>
          <table:table-cell table:style-name="ce9" table:formula="of:=15+SUM([.B94:.AD94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95]=&quot;r&quot;;3;IF([.A9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95]=&quot;r&quot;;3;IF([.C9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95]=&quot;r&quot;;3;IF([.E9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95]=&quot;r&quot;;3;IF([.G9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95]=&quot;r&quot;;3;IF([.I95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95]=&quot;r&quot;;4;IF([.K9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95]=&quot;r&quot;;4;IF([.M9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95]=&quot;r&quot;;4;IF([.O9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95]=&quot;r&quot;;4;IF([.Q9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95]=&quot;r&quot;;4;IF([.S95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95]=&quot;r&quot;;5;IF([.U9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95]=&quot;r&quot;;5;IF([.W9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95]=&quot;r&quot;;5;IF([.Y9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95]=&quot;r&quot;;5;IF([.AA9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95]=&quot;r&quot;;5;IF([.AC95]=&quot;f&quot;;-1.25;0))" office:value-type="float" office:value="0" calcext:value-type="float">
            <text:p>0</text:p>
          </table:table-cell>
          <table:table-cell table:style-name="ce9" table:formula="of:=15+SUM([.B95:.AD95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96]=&quot;r&quot;;3;IF([.A9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96]=&quot;r&quot;;3;IF([.C9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96]=&quot;r&quot;;3;IF([.E9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96]=&quot;r&quot;;3;IF([.G9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96]=&quot;r&quot;;3;IF([.I96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96]=&quot;r&quot;;4;IF([.K9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96]=&quot;r&quot;;4;IF([.M9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96]=&quot;r&quot;;4;IF([.O9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96]=&quot;r&quot;;4;IF([.Q9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96]=&quot;r&quot;;4;IF([.S96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96]=&quot;r&quot;;5;IF([.U9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96]=&quot;r&quot;;5;IF([.W9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96]=&quot;r&quot;;5;IF([.Y9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96]=&quot;r&quot;;5;IF([.AA9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96]=&quot;r&quot;;5;IF([.AC96]=&quot;f&quot;;-1.25;0))" office:value-type="float" office:value="0" calcext:value-type="float">
            <text:p>0</text:p>
          </table:table-cell>
          <table:table-cell table:style-name="ce9" table:formula="of:=15+SUM([.B96:.AD96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97]=&quot;r&quot;;3;IF([.A9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97]=&quot;r&quot;;3;IF([.C9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97]=&quot;r&quot;;3;IF([.E9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97]=&quot;r&quot;;3;IF([.G9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97]=&quot;r&quot;;3;IF([.I97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97]=&quot;r&quot;;4;IF([.K9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97]=&quot;r&quot;;4;IF([.M9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97]=&quot;r&quot;;4;IF([.O9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97]=&quot;r&quot;;4;IF([.Q9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97]=&quot;r&quot;;4;IF([.S97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97]=&quot;r&quot;;5;IF([.U9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97]=&quot;r&quot;;5;IF([.W9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97]=&quot;r&quot;;5;IF([.Y9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97]=&quot;r&quot;;5;IF([.AA9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97]=&quot;r&quot;;5;IF([.AC97]=&quot;f&quot;;-1.25;0))" office:value-type="float" office:value="0" calcext:value-type="float">
            <text:p>0</text:p>
          </table:table-cell>
          <table:table-cell table:style-name="ce9" table:formula="of:=15+SUM([.B97:.AD97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98]=&quot;r&quot;;3;IF([.A9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98]=&quot;r&quot;;3;IF([.C9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98]=&quot;r&quot;;3;IF([.E9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98]=&quot;r&quot;;3;IF([.G9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98]=&quot;r&quot;;3;IF([.I98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98]=&quot;r&quot;;4;IF([.K9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98]=&quot;r&quot;;4;IF([.M9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98]=&quot;r&quot;;4;IF([.O9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98]=&quot;r&quot;;4;IF([.Q9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98]=&quot;r&quot;;4;IF([.S98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98]=&quot;r&quot;;5;IF([.U9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98]=&quot;r&quot;;5;IF([.W9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98]=&quot;r&quot;;5;IF([.Y9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98]=&quot;r&quot;;5;IF([.AA9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98]=&quot;r&quot;;5;IF([.AC98]=&quot;f&quot;;-1.25;0))" office:value-type="float" office:value="0" calcext:value-type="float">
            <text:p>0</text:p>
          </table:table-cell>
          <table:table-cell table:style-name="ce9" table:formula="of:=15+SUM([.B98:.AD98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99]=&quot;r&quot;;3;IF([.A9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99]=&quot;r&quot;;3;IF([.C9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99]=&quot;r&quot;;3;IF([.E9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99]=&quot;r&quot;;3;IF([.G9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99]=&quot;r&quot;;3;IF([.I99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99]=&quot;r&quot;;4;IF([.K9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99]=&quot;r&quot;;4;IF([.M9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99]=&quot;r&quot;;4;IF([.O9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99]=&quot;r&quot;;4;IF([.Q9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99]=&quot;r&quot;;4;IF([.S99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99]=&quot;r&quot;;5;IF([.U9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99]=&quot;r&quot;;5;IF([.W9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99]=&quot;r&quot;;5;IF([.Y9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99]=&quot;r&quot;;5;IF([.AA9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99]=&quot;r&quot;;5;IF([.AC99]=&quot;f&quot;;-1.25;0))" office:value-type="float" office:value="0" calcext:value-type="float">
            <text:p>0</text:p>
          </table:table-cell>
          <table:table-cell table:style-name="ce9" table:formula="of:=15+SUM([.B99:.AD99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100]=&quot;r&quot;;3;IF([.A10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100]=&quot;r&quot;;3;IF([.C10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100]=&quot;r&quot;;3;IF([.E10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100]=&quot;r&quot;;3;IF([.G10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100]=&quot;r&quot;;3;IF([.I100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100]=&quot;r&quot;;4;IF([.K10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100]=&quot;r&quot;;4;IF([.M10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100]=&quot;r&quot;;4;IF([.O10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100]=&quot;r&quot;;4;IF([.Q10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100]=&quot;r&quot;;4;IF([.S100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100]=&quot;r&quot;;5;IF([.U10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100]=&quot;r&quot;;5;IF([.W10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100]=&quot;r&quot;;5;IF([.Y10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100]=&quot;r&quot;;5;IF([.AA10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100]=&quot;r&quot;;5;IF([.AC100]=&quot;f&quot;;-1.25;0))" office:value-type="float" office:value="0" calcext:value-type="float">
            <text:p>0</text:p>
          </table:table-cell>
          <table:table-cell table:style-name="ce9" table:formula="of:=15+SUM([.B100:.AD100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101]=&quot;r&quot;;3;IF([.A10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101]=&quot;r&quot;;3;IF([.C10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101]=&quot;r&quot;;3;IF([.E10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101]=&quot;r&quot;;3;IF([.G10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101]=&quot;r&quot;;3;IF([.I101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101]=&quot;r&quot;;4;IF([.K10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101]=&quot;r&quot;;4;IF([.M10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101]=&quot;r&quot;;4;IF([.O10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101]=&quot;r&quot;;4;IF([.Q10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101]=&quot;r&quot;;4;IF([.S101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101]=&quot;r&quot;;5;IF([.U10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101]=&quot;r&quot;;5;IF([.W10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101]=&quot;r&quot;;5;IF([.Y10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101]=&quot;r&quot;;5;IF([.AA10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101]=&quot;r&quot;;5;IF([.AC101]=&quot;f&quot;;-1.25;0))" office:value-type="float" office:value="0" calcext:value-type="float">
            <text:p>0</text:p>
          </table:table-cell>
          <table:table-cell table:style-name="ce9" table:formula="of:=15+SUM([.B101:.AD101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102]=&quot;r&quot;;3;IF([.A10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102]=&quot;r&quot;;3;IF([.C10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102]=&quot;r&quot;;3;IF([.E10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102]=&quot;r&quot;;3;IF([.G10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102]=&quot;r&quot;;3;IF([.I102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102]=&quot;r&quot;;4;IF([.K10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102]=&quot;r&quot;;4;IF([.M10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102]=&quot;r&quot;;4;IF([.O10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102]=&quot;r&quot;;4;IF([.Q10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102]=&quot;r&quot;;4;IF([.S102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102]=&quot;r&quot;;5;IF([.U10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102]=&quot;r&quot;;5;IF([.W10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102]=&quot;r&quot;;5;IF([.Y10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102]=&quot;r&quot;;5;IF([.AA10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102]=&quot;r&quot;;5;IF([.AC102]=&quot;f&quot;;-1.25;0))" office:value-type="float" office:value="0" calcext:value-type="float">
            <text:p>0</text:p>
          </table:table-cell>
          <table:table-cell table:style-name="ce9" table:formula="of:=15+SUM([.B102:.AD102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103]=&quot;r&quot;;3;IF([.A10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103]=&quot;r&quot;;3;IF([.C10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103]=&quot;r&quot;;3;IF([.E10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103]=&quot;r&quot;;3;IF([.G10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103]=&quot;r&quot;;3;IF([.I103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103]=&quot;r&quot;;4;IF([.K10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103]=&quot;r&quot;;4;IF([.M10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103]=&quot;r&quot;;4;IF([.O10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103]=&quot;r&quot;;4;IF([.Q10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103]=&quot;r&quot;;4;IF([.S103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103]=&quot;r&quot;;5;IF([.U10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103]=&quot;r&quot;;5;IF([.W10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103]=&quot;r&quot;;5;IF([.Y10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103]=&quot;r&quot;;5;IF([.AA10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103]=&quot;r&quot;;5;IF([.AC103]=&quot;f&quot;;-1.25;0))" office:value-type="float" office:value="0" calcext:value-type="float">
            <text:p>0</text:p>
          </table:table-cell>
          <table:table-cell table:style-name="ce9" table:formula="of:=15+SUM([.B103:.AD103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104]=&quot;r&quot;;3;IF([.A10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104]=&quot;r&quot;;3;IF([.C10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104]=&quot;r&quot;;3;IF([.E10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104]=&quot;r&quot;;3;IF([.G10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104]=&quot;r&quot;;3;IF([.I104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104]=&quot;r&quot;;4;IF([.K10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104]=&quot;r&quot;;4;IF([.M10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104]=&quot;r&quot;;4;IF([.O10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104]=&quot;r&quot;;4;IF([.Q10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104]=&quot;r&quot;;4;IF([.S104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104]=&quot;r&quot;;5;IF([.U10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104]=&quot;r&quot;;5;IF([.W10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104]=&quot;r&quot;;5;IF([.Y10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104]=&quot;r&quot;;5;IF([.AA10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104]=&quot;r&quot;;5;IF([.AC104]=&quot;f&quot;;-1.25;0))" office:value-type="float" office:value="0" calcext:value-type="float">
            <text:p>0</text:p>
          </table:table-cell>
          <table:table-cell table:style-name="ce9" table:formula="of:=15+SUM([.B104:.AD104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105]=&quot;r&quot;;3;IF([.A10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105]=&quot;r&quot;;3;IF([.C10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105]=&quot;r&quot;;3;IF([.E10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105]=&quot;r&quot;;3;IF([.G10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105]=&quot;r&quot;;3;IF([.I105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105]=&quot;r&quot;;4;IF([.K10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105]=&quot;r&quot;;4;IF([.M10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105]=&quot;r&quot;;4;IF([.O10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105]=&quot;r&quot;;4;IF([.Q10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105]=&quot;r&quot;;4;IF([.S105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105]=&quot;r&quot;;5;IF([.U10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105]=&quot;r&quot;;5;IF([.W10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105]=&quot;r&quot;;5;IF([.Y10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105]=&quot;r&quot;;5;IF([.AA10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105]=&quot;r&quot;;5;IF([.AC105]=&quot;f&quot;;-1.25;0))" office:value-type="float" office:value="0" calcext:value-type="float">
            <text:p>0</text:p>
          </table:table-cell>
          <table:table-cell table:style-name="ce9" table:formula="of:=15+SUM([.B105:.AD105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106]=&quot;r&quot;;3;IF([.A10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106]=&quot;r&quot;;3;IF([.C10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106]=&quot;r&quot;;3;IF([.E10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106]=&quot;r&quot;;3;IF([.G10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106]=&quot;r&quot;;3;IF([.I106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106]=&quot;r&quot;;4;IF([.K10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106]=&quot;r&quot;;4;IF([.M10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106]=&quot;r&quot;;4;IF([.O10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106]=&quot;r&quot;;4;IF([.Q10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106]=&quot;r&quot;;4;IF([.S106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106]=&quot;r&quot;;5;IF([.U10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106]=&quot;r&quot;;5;IF([.W10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106]=&quot;r&quot;;5;IF([.Y10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106]=&quot;r&quot;;5;IF([.AA10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106]=&quot;r&quot;;5;IF([.AC106]=&quot;f&quot;;-1.25;0))" office:value-type="float" office:value="0" calcext:value-type="float">
            <text:p>0</text:p>
          </table:table-cell>
          <table:table-cell table:style-name="ce9" table:formula="of:=15+SUM([.B106:.AD106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107]=&quot;r&quot;;3;IF([.A10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107]=&quot;r&quot;;3;IF([.C10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107]=&quot;r&quot;;3;IF([.E10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107]=&quot;r&quot;;3;IF([.G10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107]=&quot;r&quot;;3;IF([.I107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107]=&quot;r&quot;;4;IF([.K10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107]=&quot;r&quot;;4;IF([.M10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107]=&quot;r&quot;;4;IF([.O10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107]=&quot;r&quot;;4;IF([.Q10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107]=&quot;r&quot;;4;IF([.S107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107]=&quot;r&quot;;5;IF([.U10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107]=&quot;r&quot;;5;IF([.W10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107]=&quot;r&quot;;5;IF([.Y10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107]=&quot;r&quot;;5;IF([.AA10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107]=&quot;r&quot;;5;IF([.AC107]=&quot;f&quot;;-1.25;0))" office:value-type="float" office:value="0" calcext:value-type="float">
            <text:p>0</text:p>
          </table:table-cell>
          <table:table-cell table:style-name="ce9" table:formula="of:=15+SUM([.B107:.AD107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108]=&quot;r&quot;;3;IF([.A10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108]=&quot;r&quot;;3;IF([.C10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108]=&quot;r&quot;;3;IF([.E10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108]=&quot;r&quot;;3;IF([.G10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108]=&quot;r&quot;;3;IF([.I108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108]=&quot;r&quot;;4;IF([.K10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108]=&quot;r&quot;;4;IF([.M10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108]=&quot;r&quot;;4;IF([.O10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108]=&quot;r&quot;;4;IF([.Q10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108]=&quot;r&quot;;4;IF([.S108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108]=&quot;r&quot;;5;IF([.U10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108]=&quot;r&quot;;5;IF([.W10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108]=&quot;r&quot;;5;IF([.Y10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108]=&quot;r&quot;;5;IF([.AA10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108]=&quot;r&quot;;5;IF([.AC108]=&quot;f&quot;;-1.25;0))" office:value-type="float" office:value="0" calcext:value-type="float">
            <text:p>0</text:p>
          </table:table-cell>
          <table:table-cell table:style-name="ce9" table:formula="of:=15+SUM([.B108:.AD108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109]=&quot;r&quot;;3;IF([.A10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109]=&quot;r&quot;;3;IF([.C10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109]=&quot;r&quot;;3;IF([.E10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109]=&quot;r&quot;;3;IF([.G10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109]=&quot;r&quot;;3;IF([.I109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109]=&quot;r&quot;;4;IF([.K10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109]=&quot;r&quot;;4;IF([.M10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109]=&quot;r&quot;;4;IF([.O10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109]=&quot;r&quot;;4;IF([.Q10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109]=&quot;r&quot;;4;IF([.S109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109]=&quot;r&quot;;5;IF([.U10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109]=&quot;r&quot;;5;IF([.W10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109]=&quot;r&quot;;5;IF([.Y10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109]=&quot;r&quot;;5;IF([.AA10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109]=&quot;r&quot;;5;IF([.AC109]=&quot;f&quot;;-1.25;0))" office:value-type="float" office:value="0" calcext:value-type="float">
            <text:p>0</text:p>
          </table:table-cell>
          <table:table-cell table:style-name="ce9" table:formula="of:=15+SUM([.B109:.AD109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110]=&quot;r&quot;;3;IF([.A11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110]=&quot;r&quot;;3;IF([.C11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110]=&quot;r&quot;;3;IF([.E11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110]=&quot;r&quot;;3;IF([.G11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110]=&quot;r&quot;;3;IF([.I110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110]=&quot;r&quot;;4;IF([.K11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110]=&quot;r&quot;;4;IF([.M11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110]=&quot;r&quot;;4;IF([.O11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110]=&quot;r&quot;;4;IF([.Q11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110]=&quot;r&quot;;4;IF([.S110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110]=&quot;r&quot;;5;IF([.U11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110]=&quot;r&quot;;5;IF([.W11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110]=&quot;r&quot;;5;IF([.Y11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110]=&quot;r&quot;;5;IF([.AA11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110]=&quot;r&quot;;5;IF([.AC110]=&quot;f&quot;;-1.25;0))" office:value-type="float" office:value="0" calcext:value-type="float">
            <text:p>0</text:p>
          </table:table-cell>
          <table:table-cell table:style-name="ce9" table:formula="of:=15+SUM([.B110:.AD110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111]=&quot;r&quot;;3;IF([.A11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111]=&quot;r&quot;;3;IF([.C11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111]=&quot;r&quot;;3;IF([.E11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111]=&quot;r&quot;;3;IF([.G11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111]=&quot;r&quot;;3;IF([.I111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111]=&quot;r&quot;;4;IF([.K11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111]=&quot;r&quot;;4;IF([.M11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111]=&quot;r&quot;;4;IF([.O11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111]=&quot;r&quot;;4;IF([.Q11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111]=&quot;r&quot;;4;IF([.S111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111]=&quot;r&quot;;5;IF([.U11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111]=&quot;r&quot;;5;IF([.W11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111]=&quot;r&quot;;5;IF([.Y11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111]=&quot;r&quot;;5;IF([.AA11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111]=&quot;r&quot;;5;IF([.AC111]=&quot;f&quot;;-1.25;0))" office:value-type="float" office:value="0" calcext:value-type="float">
            <text:p>0</text:p>
          </table:table-cell>
          <table:table-cell table:style-name="ce9" table:formula="of:=15+SUM([.B111:.AD111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112]=&quot;r&quot;;3;IF([.A11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112]=&quot;r&quot;;3;IF([.C11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112]=&quot;r&quot;;3;IF([.E11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112]=&quot;r&quot;;3;IF([.G112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112]=&quot;r&quot;;3;IF([.I112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112]=&quot;r&quot;;4;IF([.K11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112]=&quot;r&quot;;4;IF([.M11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112]=&quot;r&quot;;4;IF([.O11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112]=&quot;r&quot;;4;IF([.Q112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112]=&quot;r&quot;;4;IF([.S112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112]=&quot;r&quot;;5;IF([.U11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112]=&quot;r&quot;;5;IF([.W11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112]=&quot;r&quot;;5;IF([.Y11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112]=&quot;r&quot;;5;IF([.AA112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112]=&quot;r&quot;;5;IF([.AC112]=&quot;f&quot;;-1.25;0))" office:value-type="float" office:value="0" calcext:value-type="float">
            <text:p>0</text:p>
          </table:table-cell>
          <table:table-cell table:style-name="ce9" table:formula="of:=15+SUM([.B112:.AD112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113]=&quot;r&quot;;3;IF([.A11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113]=&quot;r&quot;;3;IF([.C11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113]=&quot;r&quot;;3;IF([.E11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113]=&quot;r&quot;;3;IF([.G113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113]=&quot;r&quot;;3;IF([.I113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113]=&quot;r&quot;;4;IF([.K11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113]=&quot;r&quot;;4;IF([.M11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113]=&quot;r&quot;;4;IF([.O11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113]=&quot;r&quot;;4;IF([.Q113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113]=&quot;r&quot;;4;IF([.S113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113]=&quot;r&quot;;5;IF([.U11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113]=&quot;r&quot;;5;IF([.W11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113]=&quot;r&quot;;5;IF([.Y11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113]=&quot;r&quot;;5;IF([.AA113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113]=&quot;r&quot;;5;IF([.AC113]=&quot;f&quot;;-1.25;0))" office:value-type="float" office:value="0" calcext:value-type="float">
            <text:p>0</text:p>
          </table:table-cell>
          <table:table-cell table:style-name="ce9" table:formula="of:=15+SUM([.B113:.AD113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114]=&quot;r&quot;;3;IF([.A11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114]=&quot;r&quot;;3;IF([.C11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114]=&quot;r&quot;;3;IF([.E11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114]=&quot;r&quot;;3;IF([.G114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114]=&quot;r&quot;;3;IF([.I114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114]=&quot;r&quot;;4;IF([.K11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114]=&quot;r&quot;;4;IF([.M11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114]=&quot;r&quot;;4;IF([.O11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114]=&quot;r&quot;;4;IF([.Q114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114]=&quot;r&quot;;4;IF([.S114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114]=&quot;r&quot;;5;IF([.U11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114]=&quot;r&quot;;5;IF([.W11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114]=&quot;r&quot;;5;IF([.Y11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114]=&quot;r&quot;;5;IF([.AA114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114]=&quot;r&quot;;5;IF([.AC114]=&quot;f&quot;;-1.25;0))" office:value-type="float" office:value="0" calcext:value-type="float">
            <text:p>0</text:p>
          </table:table-cell>
          <table:table-cell table:style-name="ce9" table:formula="of:=15+SUM([.B114:.AD114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115]=&quot;r&quot;;3;IF([.A11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115]=&quot;r&quot;;3;IF([.C11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115]=&quot;r&quot;;3;IF([.E11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115]=&quot;r&quot;;3;IF([.G115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115]=&quot;r&quot;;3;IF([.I115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115]=&quot;r&quot;;4;IF([.K11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115]=&quot;r&quot;;4;IF([.M11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115]=&quot;r&quot;;4;IF([.O11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115]=&quot;r&quot;;4;IF([.Q115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115]=&quot;r&quot;;4;IF([.S115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115]=&quot;r&quot;;5;IF([.U11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115]=&quot;r&quot;;5;IF([.W11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115]=&quot;r&quot;;5;IF([.Y11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115]=&quot;r&quot;;5;IF([.AA115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115]=&quot;r&quot;;5;IF([.AC115]=&quot;f&quot;;-1.25;0))" office:value-type="float" office:value="0" calcext:value-type="float">
            <text:p>0</text:p>
          </table:table-cell>
          <table:table-cell table:style-name="ce9" table:formula="of:=15+SUM([.B115:.AD115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116]=&quot;r&quot;;3;IF([.A11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116]=&quot;r&quot;;3;IF([.C11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116]=&quot;r&quot;;3;IF([.E11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116]=&quot;r&quot;;3;IF([.G116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116]=&quot;r&quot;;3;IF([.I116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116]=&quot;r&quot;;4;IF([.K11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116]=&quot;r&quot;;4;IF([.M11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116]=&quot;r&quot;;4;IF([.O11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116]=&quot;r&quot;;4;IF([.Q116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116]=&quot;r&quot;;4;IF([.S116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116]=&quot;r&quot;;5;IF([.U11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116]=&quot;r&quot;;5;IF([.W11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116]=&quot;r&quot;;5;IF([.Y11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116]=&quot;r&quot;;5;IF([.AA116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116]=&quot;r&quot;;5;IF([.AC116]=&quot;f&quot;;-1.25;0))" office:value-type="float" office:value="0" calcext:value-type="float">
            <text:p>0</text:p>
          </table:table-cell>
          <table:table-cell table:style-name="ce9" table:formula="of:=15+SUM([.B116:.AD116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117]=&quot;r&quot;;3;IF([.A11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117]=&quot;r&quot;;3;IF([.C11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117]=&quot;r&quot;;3;IF([.E11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117]=&quot;r&quot;;3;IF([.G117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117]=&quot;r&quot;;3;IF([.I117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117]=&quot;r&quot;;4;IF([.K11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117]=&quot;r&quot;;4;IF([.M11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117]=&quot;r&quot;;4;IF([.O11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117]=&quot;r&quot;;4;IF([.Q117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117]=&quot;r&quot;;4;IF([.S117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117]=&quot;r&quot;;5;IF([.U11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117]=&quot;r&quot;;5;IF([.W11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117]=&quot;r&quot;;5;IF([.Y11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117]=&quot;r&quot;;5;IF([.AA117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117]=&quot;r&quot;;5;IF([.AC117]=&quot;f&quot;;-1.25;0))" office:value-type="float" office:value="0" calcext:value-type="float">
            <text:p>0</text:p>
          </table:table-cell>
          <table:table-cell table:style-name="ce9" table:formula="of:=15+SUM([.B117:.AD117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118]=&quot;r&quot;;3;IF([.A11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118]=&quot;r&quot;;3;IF([.C11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118]=&quot;r&quot;;3;IF([.E11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118]=&quot;r&quot;;3;IF([.G118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118]=&quot;r&quot;;3;IF([.I118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118]=&quot;r&quot;;4;IF([.K11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118]=&quot;r&quot;;4;IF([.M11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118]=&quot;r&quot;;4;IF([.O11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118]=&quot;r&quot;;4;IF([.Q118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118]=&quot;r&quot;;4;IF([.S118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118]=&quot;r&quot;;5;IF([.U11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118]=&quot;r&quot;;5;IF([.W11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118]=&quot;r&quot;;5;IF([.Y11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118]=&quot;r&quot;;5;IF([.AA118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118]=&quot;r&quot;;5;IF([.AC118]=&quot;f&quot;;-1.25;0))" office:value-type="float" office:value="0" calcext:value-type="float">
            <text:p>0</text:p>
          </table:table-cell>
          <table:table-cell table:style-name="ce9" table:formula="of:=15+SUM([.B118:.AD118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119]=&quot;r&quot;;3;IF([.A11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119]=&quot;r&quot;;3;IF([.C11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119]=&quot;r&quot;;3;IF([.E11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119]=&quot;r&quot;;3;IF([.G119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119]=&quot;r&quot;;3;IF([.I119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119]=&quot;r&quot;;4;IF([.K11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119]=&quot;r&quot;;4;IF([.M11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119]=&quot;r&quot;;4;IF([.O11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119]=&quot;r&quot;;4;IF([.Q11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119]=&quot;r&quot;;4;IF([.S119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119]=&quot;r&quot;;5;IF([.U11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119]=&quot;r&quot;;5;IF([.W11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119]=&quot;r&quot;;5;IF([.Y11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119]=&quot;r&quot;;5;IF([.AA11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119]=&quot;r&quot;;5;IF([.AC119]=&quot;f&quot;;-1.25;0))" office:value-type="float" office:value="0" calcext:value-type="float">
            <text:p>0</text:p>
          </table:table-cell>
          <table:table-cell table:style-name="ce9" table:formula="of:=15+SUM([.B119:.AD119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120]=&quot;r&quot;;3;IF([.A12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120]=&quot;r&quot;;3;IF([.C12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120]=&quot;r&quot;;3;IF([.E12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120]=&quot;r&quot;;3;IF([.G120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120]=&quot;r&quot;;3;IF([.I120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120]=&quot;r&quot;;4;IF([.K12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120]=&quot;r&quot;;4;IF([.M12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120]=&quot;r&quot;;4;IF([.O12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120]=&quot;r&quot;;4;IF([.Q120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120]=&quot;r&quot;;4;IF([.S120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120]=&quot;r&quot;;5;IF([.U12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120]=&quot;r&quot;;5;IF([.W12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120]=&quot;r&quot;;5;IF([.Y12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120]=&quot;r&quot;;5;IF([.AA120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120]=&quot;r&quot;;5;IF([.AC120]=&quot;f&quot;;-1.25;0))" office:value-type="float" office:value="0" calcext:value-type="float">
            <text:p>0</text:p>
          </table:table-cell>
          <table:table-cell table:style-name="ce9" table:formula="of:=15+SUM([.B120:.AD120])" office:value-type="float" office:value="15" calcext:value-type="float">
            <text:p>15</text:p>
          </table:table-cell>
          <table:table-cell table:number-columns-repeated="993"/>
        </table:table-row>
        <table:table-row table:style-name="ro2">
          <table:table-cell table:style-name="ce5"/>
          <table:table-cell table:style-name="ce9" table:formula="of:=IF([.A121]=&quot;r&quot;;3;IF([.A12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C121]=&quot;r&quot;;3;IF([.C12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E121]=&quot;r&quot;;3;IF([.E12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G121]=&quot;r&quot;;3;IF([.G121]=&quot;f&quot;;-0.75;0))" office:value-type="float" office:value="0" calcext:value-type="float">
            <text:p>0</text:p>
          </table:table-cell>
          <table:table-cell table:style-name="ce5"/>
          <table:table-cell table:style-name="ce9" table:formula="of:=IF([.I121]=&quot;r&quot;;3;IF([.I121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K121]=&quot;r&quot;;4;IF([.K12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M121]=&quot;r&quot;;4;IF([.M12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O121]=&quot;r&quot;;4;IF([.O12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Q121]=&quot;r&quot;;4;IF([.Q121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S121]=&quot;r&quot;;4;IF([.S121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U121]=&quot;r&quot;;5;IF([.U12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W121]=&quot;r&quot;;5;IF([.W12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Y121]=&quot;r&quot;;5;IF([.Y12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A121]=&quot;r&quot;;5;IF([.AA121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AC121]=&quot;r&quot;;5;IF([.AC121]=&quot;f&quot;;-1.25;0))" office:value-type="float" office:value="0" calcext:value-type="float">
            <text:p>0</text:p>
          </table:table-cell>
          <table:table-cell table:style-name="ce9" table:formula="of:=15+SUM([.B121:.AD121])" office:value-type="float" office:value="15" calcext:value-type="float">
            <text:p>15</text:p>
          </table:table-cell>
          <table:table-cell table:number-columns-repeated="993"/>
        </table:table-row>
        <table:table-row table:style-name="ro5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5" table:number-rows-repeated="10484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le2" table:style-name="ta2">
        <table:table-column table:style-name="co4" table:number-columns-repeated="257" table:default-cell-style-name="ce4"/>
        <table:table-column table:style-name="co4" table:number-columns-repeated="767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3" table:style-name="ta3">
        <table:table-column table:style-name="co4" table:number-columns-repeated="257" table:default-cell-style-name="ce4"/>
        <table:table-column table:style-name="co4" table:number-columns-repeated="767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.00.0000</text:date>, <text:time style:data-style-name="N2" text:time-value="10:52:56.67066359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2" style:display-name="PageStyle_Tabe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3" style:display-name="PageStyle_Tabe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7-03-16T20:21:42</meta:creation-date>
    <dc:creator>Heike </dc:creator>
    <dc:date>2017-04-02T10:53:01.109838643</dc:date>
    <meta:editing-cycles>2</meta:editing-cycles>
    <meta:editing-duration>PT17S</meta:editing-duration>
    <meta:generator>LibreOffice/4.3.3.2$Linux_X86_64 LibreOffice_project/430m0$Build-2</meta:generator>
    <meta:document-statistic meta:table-count="3" meta:cell-count="2009" meta:object-count="0"/>
  </office:meta>
</office:document-meta>
</file>